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1.401cm"/>
    </style:style>
    <style:style style:name="co3" style:family="table-column">
      <style:table-column-properties fo:break-before="auto" style:column-width="3.099cm"/>
    </style:style>
    <style:style style:name="co4" style:family="table-column">
      <style:table-column-properties fo:break-before="auto" style:column-width="0.801cm"/>
    </style:style>
    <style:style style:name="co5" style:family="table-column">
      <style:table-column-properties fo:break-before="auto" style:column-width="2.203cm"/>
    </style:style>
    <style:style style:name="co6" style:family="table-column">
      <style:table-column-properties fo:break-before="auto" style:column-width="2.267cm"/>
    </style:style>
    <style:style style:name="co7" style:family="table-column">
      <style:table-column-properties fo:break-before="auto" style:column-width="5.001cm"/>
    </style:style>
    <style:style style:name="co8" style:family="table-column">
      <style:table-column-properties fo:break-before="auto" style:column-width="0.418cm"/>
    </style:style>
    <style:style style:name="co9" style:family="table-column">
      <style:table-column-properties fo:break-before="auto" style:column-width="21.627cm"/>
    </style:style>
    <style:style style:name="ro1" style:family="table-row">
      <style:table-row-properties style:row-height="0.263cm" fo:break-before="auto" style:use-optimal-row-height="false"/>
    </style:style>
    <style:style style:name="ro2" style:family="table-row">
      <style:table-row-properties style:row-height="0.605cm" fo:break-before="auto" style:use-optimal-row-height="false"/>
    </style:style>
    <style:style style:name="ro3" style:family="table-row">
      <style:table-row-properties style:row-height="0.499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453cm" fo:break-before="auto" style:use-optimal-row-height="true"/>
    </style:style>
    <style:style style:name="ro6" style:family="table-row">
      <style:table-row-properties style:row-height="0.309cm" fo:break-before="auto" style:use-optimal-row-height="false"/>
    </style:style>
    <style:style style:name="ro7" style:family="table-row">
      <style:table-row-properties style:row-height="0.596cm" fo:break-before="auto" style:use-optimal-row-height="false"/>
    </style:style>
    <style:style style:name="ro8" style:family="table-row">
      <style:table-row-properties style:row-height="0.804cm" fo:break-before="auto" style:use-optimal-row-height="false"/>
    </style:style>
    <style:style style:name="ro9" style:family="table-row">
      <style:table-row-properties style:row-height="0.757cm" fo:break-before="auto" style:use-optimal-row-height="false"/>
    </style:style>
    <style:style style:name="ro10" style:family="table-row">
      <style:table-row-properties style:row-height="0.737cm" fo:break-before="auto" style:use-optimal-row-height="false"/>
    </style:style>
    <style:style style:name="ro11" style:family="table-row">
      <style:table-row-properties style:row-height="1.221cm" fo:break-before="auto" style:use-optimal-row-height="false"/>
    </style:style>
    <style:style style:name="ro12" style:family="table-row">
      <style:table-row-properties style:row-height="0.626cm" fo:break-before="auto" style:use-optimal-row-height="false"/>
    </style:style>
    <style:style style:name="ro13" style:family="table-row">
      <style:table-row-properties style:row-height="1.586cm" fo:break-before="auto" style:use-optimal-row-height="false"/>
    </style:style>
    <style:style style:name="ro14" style:family="table-row">
      <style:table-row-properties style:row-height="1.122cm" fo:break-before="auto" style:use-optimal-row-height="false"/>
    </style:style>
    <style:style style:name="ro15" style:family="table-row">
      <style:table-row-properties style:row-height="1.339cm" fo:break-before="auto" style:use-optimal-row-height="false"/>
    </style:style>
    <style:style style:name="ro16" style:family="table-row">
      <style:table-row-properties style:row-height="0.538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time-style style:name="N40">
      <number:hours number:style="long"/>
      <number:text>:</number:text>
      <number:minutes number:style="long"/>
    </number:time-style>
    <number:text-style style:name="N100">
      <number:text-content/>
    </number:text-style>
    <number:number-style style:name="N5000" number:language="fr" number:country="FR">
      <number:number number:min-integer-digits="1"/>
    </number:number-style>
    <number:boolean-style style:name="N5099" number:language="fr" number:country="FR">
      <number:boolean/>
    </number:boolean-style>
    <number:date-style style:name="C5106" number:language="de" number:country="DE">
      <number:day/>
      <number:text>-</number:text>
      <number:month/>
      <number:text>-</number:text>
      <number:year/>
    </number:date-style>
    <style:style style:name="ce1" style:family="table-cell" style:parent-style-name="Default">
      <style:table-cell-properties fo:background-color="#e6e6ff"/>
      <style:text-properties style:font-name="Arial" fo:font-size="9pt"/>
    </style:style>
    <style:style style:name="ce2" style:family="table-cell" style:parent-style-name="Default">
      <style:table-cell-properties fo:background-color="#e6e6ff" style:text-align-source="fix" style:repeat-content="false" fo:border="none" fo:padding-bottom="0.035cm" fo:padding-left="0.035cm" fo:padding-right="0.035cm" fo:padding-top="0cm" style:vertical-align="top"/>
      <style:paragraph-properties fo:text-align="center" fo:margin-left="0cm"/>
      <style:text-properties fo:color="#280099" style:text-outline="false" style:font-name="Bitstream Vera Sans" fo:font-size="12pt" fo:text-shadow="none" fo:font-weight="bold"/>
    </style:style>
    <style:style style:name="ce3" style:family="table-cell" style:parent-style-name="Default">
      <style:table-cell-properties style:vertical-align="middle"/>
      <style:text-properties style:use-window-font-color="true" style:font-name="Arial" fo:font-size="10pt"/>
    </style:style>
    <style:style style:name="ce4" style:family="table-cell" style:parent-style-name="Default">
      <style:text-properties style:use-window-font-color="true" style:font-name="Arial" fo:font-size="9pt"/>
    </style:style>
    <style:style style:name="ce5" style:family="table-cell" style:parent-style-name="Default">
      <style:text-properties style:font-name="Arial" fo:font-size="9pt"/>
    </style:style>
    <style:style style:name="ce6" style:family="table-cell" style:parent-style-name="Default">
      <style:table-cell-properties fo:background-color="#ccccff" fo:border="none" style:vertical-align="middle"/>
      <style:text-properties fo:color="#ffffff" style:text-outline="false" style:font-name="Bitstream Vera Sans" fo:font-size="12pt" fo:text-shadow="none" fo:font-weight="bold"/>
    </style:style>
    <style:style style:name="ce7" style:family="table-cell" style:parent-style-name="Default">
      <style:table-cell-properties fo:background-color="#ccccff" fo:border="none" fo:padding-bottom="0.035cm" fo:padding-left="0.035cm" fo:padding-right="0.035cm" fo:padding-top="0cm" style:vertical-align="top"/>
      <style:text-properties fo:color="#280099" style:text-outline="false" style:font-name="Bitstream Vera Sans" fo:font-size="12pt" fo:text-shadow="none" fo:font-weight="bold"/>
    </style:style>
    <style:style style:name="ce8" style:family="table-cell" style:parent-style-name="Default">
      <style:table-cell-properties fo:background-color="#e6e6e6" fo:border="none" style:vertical-align="middle"/>
      <style:text-properties style:use-window-font-color="true" style:font-name="Arial" fo:font-size="10pt" fo:font-weight="normal"/>
    </style:style>
    <style:style style:name="ce9" style:family="table-cell" style:parent-style-name="Default">
      <style:table-cell-properties style:text-align-source="fix" style:repeat-content="false" style:vertical-align="middle"/>
      <style:paragraph-properties fo:text-align="start" fo:margin-left="0cm"/>
      <style:text-properties style:use-window-font-color="true" style:font-name="Arial" fo:font-size="12pt" fo:font-style="italic" fo:font-weight="bold"/>
      <style:map style:condition="is-true-formula(RefCouleur = &quot;Couleur&quot;)" style:apply-style-name="EnteteCouleur" style:base-cell-address="Agenda.M4"/>
    </style:style>
    <style:style style:name="ce10" style:family="table-cell" style:parent-style-name="CellCouleur1" style:data-style-name="N108">
      <style:table-cell-properties fo:border-bottom="none" style:text-align-source="fix" style:repeat-content="false" fo:background-color="transparent" fo:border-left="0.002cm solid #999999" fo:padding="0cm" fo:border-right="0.002cm solid #999999" style:shadow="none" fo:border-top="0.002cm solid #999999" style:vertical-align="top"/>
      <style:paragraph-properties fo:text-align="center" fo:margin-left="0cm"/>
      <style:text-properties style:use-window-font-color="true" style:font-name="Times New Roman" fo:font-size="14pt"/>
      <style:map style:condition="is-true-formula(RefCouleur = &quot;Couleur&quot;)" style:apply-style-name="CellCouleur1" style:base-cell-address="Agenda.B6"/>
    </style:style>
    <style:style style:name="ce11" style:family="table-cell" style:parent-style-name="CellCouleur1" style:data-style-name="N108">
      <style:table-cell-properties fo:border-bottom="0.002cm solid #999999" style:text-align-source="fix" style:repeat-content="false" fo:background-color="transparent" fo:border-left="0.002cm solid #999999" fo:padding="0cm" fo:border-right="0.002cm solid #999999" fo:border-top="none" style:vertical-align="middle"/>
      <style:paragraph-properties fo:text-align="center" fo:margin-left="0cm"/>
      <style:text-properties style:use-window-font-color="true" style:font-name="Arial" fo:font-size="9pt" fo:font-weight="bold"/>
      <style:map style:condition="is-true-formula(RefCouleur = &quot;Couleur&quot;)" style:apply-style-name="CellCouleur1" style:base-cell-address="Agenda.B6"/>
    </style:style>
    <style:style style:name="ce12" style:family="table-cell" style:parent-style-name="Default" style:data-style-name="N100">
      <style:table-cell-properties fo:border-bottom="none" style:text-align-source="fix" style:repeat-content="false" fo:wrap-option="wrap" fo:border-left="0.002cm solid #999999" fo:border-right="none" fo:border-top="none"/>
      <style:paragraph-properties fo:text-align="start" fo:margin-left="0cm"/>
      <style:text-properties style:font-name="Arial" fo:font-size="9pt"/>
    </style:style>
    <style:style style:name="ce13" style:family="table-cell" style:parent-style-name="Default" style:data-style-name="N100">
      <style:table-cell-properties fo:border-bottom="0.002cm solid #999999" style:text-align-source="fix" style:repeat-content="false" fo:wrap-option="wrap" fo:border-left="0.002cm solid #999999" fo:border-right="none" fo:border-top="none"/>
      <style:paragraph-properties fo:text-align="start" fo:margin-left="0cm"/>
      <style:text-properties style:font-name="Arial" fo:font-size="9pt"/>
    </style:style>
    <style:style style:name="ce14" style:family="table-cell" style:parent-style-name="Default">
      <style:table-cell-properties fo:border="none"/>
      <style:text-properties style:font-name="Arial" fo:font-size="9pt"/>
    </style:style>
    <style:style style:name="ce15" style:family="table-cell" style:parent-style-name="Default">
      <style:table-cell-properties fo:border="none"/>
      <style:text-properties style:font-name="Arial" fo:font-size="9pt" style:text-underline-style="none"/>
    </style:style>
    <style:style style:name="ce16" style:family="table-cell" style:parent-style-name="Default">
      <style:table-cell-properties fo:background-color="#ccccff" fo:border="none"/>
      <style:text-properties style:font-name="Arial" fo:font-size="9pt"/>
    </style:style>
    <style:style style:name="ce17" style:family="table-cell" style:parent-style-name="Default">
      <style:table-cell-properties fo:background-color="#e6e6e6" fo:border="none" style:vertical-align="middle"/>
      <style:text-properties style:use-window-font-color="true" style:font-name="Arial" fo:font-size="10pt" fo:font-weight="bold"/>
    </style:style>
    <style:style style:name="ce18" style:family="table-cell" style:parent-style-name="Default">
      <style:table-cell-properties style:vertical-align="middle"/>
      <style:text-properties style:use-window-font-color="true" style:font-name="Arial" fo:font-size="12pt" fo:font-style="italic" fo:font-weight="bold"/>
      <style:map style:condition="is-true-formula(RefCouleur = &quot;Couleur&quot;)" style:apply-style-name="EnteteCouleur" style:base-cell-address="Agenda.M4"/>
    </style:style>
    <style:style style:name="ce19" style:family="table-cell" style:parent-style-name="Default">
      <style:table-cell-properties fo:border-bottom="none" style:text-align-source="fix" style:repeat-content="false" fo:background-color="transparent" fo:border-left="0.002cm solid #999999" fo:padding="0.3cm" fo:border-right="0.002cm solid #999999" fo:border-top="0.002cm solid #999999" style:vertical-align="middle"/>
      <style:paragraph-properties fo:text-align="start" fo:margin-left="0cm"/>
      <style:text-properties style:font-name="Arial" fo:font-size="10pt" fo:font-weight="bold"/>
      <style:map style:condition="is-true-formula(RefCouleur = &quot;Couleur&quot;)" style:apply-style-name="CellCouleur2" style:base-cell-address="Agenda.C6"/>
    </style:style>
    <style:style style:name="ce20" style:family="table-cell" style:parent-style-name="Default">
      <style:table-cell-properties fo:border-bottom="0.002cm solid #999999" fo:background-color="transparent" fo:border-left="0.002cm solid #999999" fo:padding-bottom="0.035cm" fo:padding-left="0.3cm" fo:padding-right="0.035cm" fo:padding-top="0.035cm" fo:border-right="0.002cm solid #999999" fo:border-top="none"/>
      <style:text-properties fo:font-size="8pt"/>
      <style:map style:condition="is-true-formula(RefCouleur = &quot;Couleur&quot;)" style:apply-style-name="CellCouleur2" style:base-cell-address="Agenda.C6"/>
    </style:style>
    <style:style style:name="ce21" style:family="table-cell" style:parent-style-name="Default">
      <style:table-cell-properties fo:border-bottom="none" fo:border-left="none" fo:border-right="0.002cm solid #999999" fo:border-top="none"/>
      <style:text-properties style:font-name="Arial" fo:font-size="9pt"/>
    </style:style>
    <style:style style:name="ce22" style:family="table-cell" style:parent-style-name="Default">
      <style:table-cell-properties fo:border-bottom="0.002cm solid #999999" fo:border-left="none" fo:border-right="0.002cm solid #999999" fo:border-top="none"/>
      <style:text-properties style:font-name="Arial" fo:font-size="9pt"/>
    </style:style>
    <style:style style:name="ce23" style:family="table-cell" style:parent-style-name="Default">
      <style:table-cell-properties fo:background-color="#ccccff" fo:border="none" style:vertical-align="middle"/>
      <style:text-properties fo:color="#280099" style:text-outline="false" style:font-name="Bitstream Vera Sans" fo:font-size="14pt" fo:text-shadow="none" fo:font-weight="bold"/>
    </style:style>
    <style:style style:name="ce24" style:family="table-cell" style:parent-style-name="Default">
      <style:table-cell-properties style:vertical-align="middle"/>
      <style:text-properties style:use-window-font-color="true" style:font-name="Arial" fo:font-size="10pt" fo:font-style="italic" fo:font-weight="bold"/>
      <style:map style:condition="is-true-formula(RefCouleur = &quot;Couleur&quot;)" style:apply-style-name="EnteteCouleur" style:base-cell-address="Agenda.M4"/>
    </style:style>
    <style:style style:name="ce25" style:family="table-cell" style:parent-style-name="Default" style:data-style-name="N36">
      <style:table-cell-properties fo:background-color="#e6e6e6" style:text-align-source="fix" style:repeat-content="false" fo:border="none" style:vertical-align="middle"/>
      <style:paragraph-properties fo:text-align="center" fo:margin-left="0cm"/>
      <style:text-properties style:use-window-font-color="true" style:font-name="Arial" fo:font-size="10pt"/>
    </style:style>
    <style:style style:name="ce26" style:family="table-cell" style:parent-style-name="Default">
      <style:text-properties style:use-window-font-color="true" style:font-name="Arial" fo:font-size="9pt"/>
      <style:map style:condition="is-true-formula(RefCouleur = &quot;Couleur&quot;)" style:apply-style-name="EnteteCouleur" style:base-cell-address="Agenda.M4"/>
    </style:style>
    <style:style style:name="ce27" style:family="table-cell" style:parent-style-name="Default">
      <style:table-cell-properties fo:background-color="#e6e6e6" fo:border="none" style:vertical-align="middle"/>
      <style:text-properties style:use-window-font-color="true" style:font-name="Arial" fo:font-size="10pt"/>
    </style:style>
    <style:style style:name="ce28" style:family="table-cell" style:parent-style-name="Default">
      <style:table-cell-properties style:text-align-source="fix" style:repeat-content="false" style:vertical-align="middle"/>
      <style:paragraph-properties fo:text-align="end" fo:margin-left="0cm"/>
      <style:text-properties style:use-window-font-color="true" style:font-name="Arial" fo:font-size="10pt" fo:font-style="italic" fo:font-weight="bold"/>
      <style:map style:condition="is-true-formula(RefCouleur = &quot;Couleur&quot;)" style:apply-style-name="EnteteCouleur" style:base-cell-address="Agenda.M4"/>
    </style:style>
    <style:style style:name="ce29" style:family="table-cell" style:parent-style-name="Default" style:data-style-name="N36">
      <style:table-cell-properties fo:background-color="#e6e6e6" style:text-align-source="fix" style:repeat-content="false" fo:border="none" style:vertical-align="middle"/>
      <style:paragraph-properties fo:text-align="start" fo:margin-left="0cm"/>
      <style:text-properties style:use-window-font-color="true" style:font-name="Arial" fo:font-size="10pt"/>
    </style:style>
    <style:style style:name="ce30" style:family="table-cell" style:parent-style-name="Default">
      <style:table-cell-properties fo:border="none"/>
    </style:style>
    <style:style style:name="ce31" style:family="table-cell" style:parent-style-name="Default" style:data-style-name="N40">
      <style:table-cell-properties fo:border-bottom="none" style:text-align-source="fix" style:repeat-content="false" fo:border-left="0.002cm solid #999999" fo:border-right="none" fo:border-top="none"/>
      <style:paragraph-properties fo:text-align="center" fo:margin-left="0cm"/>
      <style:text-properties style:font-name="Arial" fo:font-size="9pt"/>
    </style:style>
    <style:style style:name="ce32" style:family="table-cell" style:parent-style-name="Default" style:data-style-name="N40">
      <style:table-cell-properties fo:border-bottom="0.002cm solid #999999" style:text-align-source="fix" style:repeat-content="false" fo:border-left="0.002cm solid #999999" fo:border-right="none" fo:border-top="none"/>
      <style:paragraph-properties fo:text-align="center" fo:margin-left="0cm"/>
      <style:text-properties style:font-name="Arial" fo:font-size="9pt"/>
    </style:style>
    <style:style style:name="ce33" style:family="table-cell" style:parent-style-name="Default">
      <style:table-cell-properties fo:background-color="#e6e6e6" style:text-align-source="fix" style:repeat-content="false" fo:border="none" style:vertical-align="middle"/>
      <style:paragraph-properties fo:text-align="end" fo:margin-left="0cm"/>
      <style:text-properties style:use-window-font-color="true" style:font-name="Arial" fo:font-size="10pt"/>
    </style:style>
    <style:style style:name="ce34" style:family="table-cell" style:parent-style-name="Default">
      <style:table-cell-properties fo:border-bottom="0.002cm solid #999999" fo:border-left="none" fo:border-right="none" fo:border-top="none"/>
      <style:text-properties style:font-name="Arial" fo:font-size="9pt"/>
    </style:style>
    <style:style style:name="ce35" style:family="table-cell" style:parent-style-name="Default" style:data-style-name="N5000">
      <style:table-cell-properties fo:background-color="#ccccff" style:text-align-source="fix" style:repeat-content="false" fo:border="none" style:vertical-align="top"/>
      <style:paragraph-properties fo:text-align="center" fo:margin-left="0cm"/>
      <style:text-properties fo:color="#ccccff" style:font-name="Arial" fo:font-size="9pt"/>
    </style:style>
    <style:style style:name="ce36" style:family="table-cell" style:parent-style-name="Default" style:data-style-name="N5099">
      <style:table-cell-properties fo:background-color="#e6e6e6" style:text-align-source="fix" style:repeat-content="false" fo:border="none" style:vertical-align="middle"/>
      <style:paragraph-properties fo:text-align="center" fo:margin-left="0cm"/>
      <style:text-properties style:use-window-font-color="true" style:font-name="Arial" fo:font-size="10pt"/>
    </style:style>
    <style:style style:name="ce37" style:family="table-cell" style:parent-style-name="Default" style:data-style-name="N40">
      <style:table-cell-properties fo:border-bottom="none" style:text-align-source="fix" style:repeat-content="false" fo:border-left="0.002cm solid #999999" fo:border-right="none" fo:border-top="0.002cm solid #999999"/>
      <style:paragraph-properties fo:text-align="center" fo:margin-left="0cm"/>
      <style:text-properties style:font-name="Arial" fo:font-size="9pt"/>
    </style:style>
    <style:style style:name="ce38" style:family="table-cell" style:parent-style-name="Default" style:data-style-name="N40">
      <style:table-cell-properties style:text-align-source="fix" style:repeat-content="false" fo:border="none"/>
      <style:paragraph-properties fo:text-align="center" fo:margin-left="0cm"/>
      <style:text-properties style:font-name="Arial" fo:font-size="9pt"/>
    </style:style>
    <style:style style:name="ce39" style:family="table-cell" style:parent-style-name="Default">
      <style:table-cell-properties fo:background-color="#ccccff" style:text-align-source="fix" style:repeat-content="false" fo:border="none" style:vertical-align="top"/>
      <style:paragraph-properties fo:text-align="center" fo:margin-left="0cm"/>
      <style:text-properties style:font-name="Arial" fo:font-size="10pt"/>
    </style:style>
    <style:style style:name="ce40" style:family="table-cell" style:parent-style-name="Default">
      <style:table-cell-properties fo:background-color="#e6e6e6" fo:border="none" style:vertical-align="middle"/>
      <style:text-properties fo:color="#dc2300" style:font-name="Arial" fo:font-size="10pt" fo:font-style="normal" fo:font-weight="bold"/>
    </style:style>
    <style:style style:name="ce41" style:family="table-cell" style:parent-style-name="Default">
      <style:table-cell-properties fo:border-bottom="none" fo:border-left="none" fo:border-right="0.002cm solid #999999" fo:border-top="0.002cm solid #999999"/>
      <style:text-properties style:font-name="Arial" fo:font-size="9pt"/>
    </style:style>
    <style:style style:name="ce42" style:family="table-cell" style:parent-style-name="Default" style:data-style-name="N37">
      <style:table-cell-properties style:text-align-source="fix" style:repeat-content="false" style:vertical-align="middle"/>
      <style:paragraph-properties fo:text-align="center" fo:margin-left="0cm"/>
      <style:text-properties style:use-window-font-color="true" style:font-name="Arial" fo:font-size="9pt"/>
    </style:style>
    <style:style style:name="ce43" style:family="table-cell" style:parent-style-name="Default">
      <style:table-cell-properties style:vertical-align="top"/>
      <style:text-properties style:font-name="Arial" fo:font-size="12pt"/>
    </style:style>
    <style:style style:name="ce44" style:family="table-cell" style:parent-style-name="Default">
      <style:text-properties style:font-name="Arial" fo:font-size="12pt"/>
    </style:style>
    <style:style style:name="ce45" style:family="table-cell" style:parent-style-name="Default">
      <style:table-cell-properties fo:wrap-option="wrap"/>
      <style:text-properties style:font-name="Arial" fo:font-size="12pt"/>
    </style:style>
    <style:style style:name="ce46" style:family="table-cell" style:parent-style-name="Default">
      <style:table-cell-properties fo:background-color="#666699" fo:border="none" style:vertical-align="top"/>
      <style:text-properties fo:color="#ffffff" style:text-outline="false" style:font-name="Arial" fo:font-size="12pt" fo:text-shadow="none" fo:font-weight="bold"/>
    </style:style>
    <style:style style:name="ce47" style:family="table-cell" style:parent-style-name="Default">
      <style:table-cell-properties fo:wrap-option="wrap" style:vertical-align="middle"/>
      <style:text-properties style:font-name="Arial" fo:font-size="12pt"/>
    </style:style>
    <style:style style:name="ce48" style:family="table-cell" style:parent-style-name="Default">
      <style:table-cell-properties fo:wrap-option="wrap" style:vertical-align="top"/>
      <style:text-properties style:font-name="Arial" fo:font-size="12pt"/>
    </style:style>
    <style:style style:name="ce49" style:family="table-cell" style:parent-style-name="Default">
      <style:table-cell-properties style:text-align-source="fix" style:repeat-content="false" fo:wrap-option="no-wrap" style:vertical-align="middle"/>
      <style:paragraph-properties fo:text-align="start" fo:margin-left="0cm"/>
      <style:text-properties style:font-name="Arial" fo:font-size="12pt"/>
    </style:style>
    <style:style style:name="ce50" style:family="table-cell" style:parent-style-name="Default">
      <style:table-cell-properties fo:wrap-option="no-wrap"/>
      <style:text-properties style:font-name="Arial" fo:font-size="12pt"/>
    </style:style>
    <style:style style:name="ce51" style:family="table-cell" style:parent-style-name="Default">
      <style:table-cell-properties fo:background-color="#666699" fo:border="none" style:vertical-align="middle"/>
      <style:text-properties fo:color="#ffffff" style:text-outline="false" style:font-name="Arial" fo:font-size="12pt" fo:text-shadow="none" fo:font-weight="bold"/>
    </style:style>
    <style:style style:name="ce52" style:family="table-cell" style:parent-style-name="Default">
      <style:table-cell-properties fo:wrap-option="wrap"/>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line-through-mode="continuous" style:font-name-asian="Tahoma" style:font-size-asian="10pt" style:language-asian="en" style:country-asian="US" style:font-style-asian="normal" style:font-name-complex="Tahoma" style:font-size-complex="10pt" style:language-complex="en" style:country-complex="US" style:font-style-complex="normal" style:text-emphasize="none" style:font-relief="none"/>
    </style:style>
    <style:style style:name="ce53"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fo:font-weight="bold"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4" style:family="table-cell" style:parent-style-name="Default">
      <style:table-cell-properties fo:wrap-option="wrap"/>
      <style:text-properties style:use-window-font-color="true" style:text-outline="false" style:text-line-through-style="none" style:font-name="Arial" fo:font-size="11pt" fo:language="fr" fo:country="FR" fo:text-shadow="none" style:text-underline-style="none" fo:font-weight="normal" style:text-underline-mode="continuous" style:text-line-through-mode="continuous" style:font-name-asian="Times" style:font-size-asian="11pt" style:language-asian="en" style:country-asian="US" style:font-weight-asian="normal" style:font-name-complex="Times" style:font-size-complex="11pt" style:language-complex="en" style:country-complex="US" style:font-weight-complex="normal" style:text-emphasize="none" style:font-relief="none"/>
    </style:style>
    <style:style style:name="ce55" style:family="table-cell" style:parent-style-name="Default">
      <style:table-cell-properties fo:wrap-option="wrap"/>
      <style:text-properties style:use-window-font-color="true" style:text-outline="false" style:text-line-through-style="none" style:font-name="Arial" fo:font-size="12pt" fo:language="fr" fo:country="FR" fo:text-shadow="none" style:text-underline-style="none" fo:font-weight="normal" style:text-underline-mode="continuous" style:text-line-through-mode="continuous" style:font-name-asian="Tahoma" style:font-size-asian="10pt" style:language-asian="en" style:country-asian="US" style:font-weight-asian="normal" style:font-name-complex="Tahoma" style:font-size-complex="10pt" style:language-complex="en" style:country-complex="US" style:font-weight-complex="normal" style:text-emphasize="none" style:font-relief="none"/>
    </style:style>
    <style:style style:name="ce56"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7"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style:text-underline-mode="continuous" style:text-line-through-mode="continuous" style:font-name-asian="Tahoma" style:font-size-asian="10pt" style:language-asian="en" style:country-asian="US" style:font-style-asian="normal" style:font-name-complex="Tahoma" style:font-size-complex="10pt" style:language-complex="en" style:country-complex="US" style:font-style-complex="normal" style:text-emphasize="none" style:font-relief="none"/>
    </style:style>
    <style:style style:name="gr1" style:family="graphic" style:data-style-name="C5106"/>
    <style:style style:name="P1" style:family="paragraph">
      <style:text-properties fo:font-family="'Andale Sans UI', 'Arial Unicode MS', 'Lucida Sans Unicode', Tahoma, 'Bitstream Vera Sans', 'Interface User', WarpSans, Geneva, Tahoma, 'MS Sans Serif', Helv, Dialog, Albany, Lucida, Helvetica, Charcoal, Chicago, Arial, Helmet, 'Interface System', 'Sans Serif'" style:font-style-name="Normal" fo:font-size="10pt"/>
    </style:style>
    <style:style style:name="P2" style:family="paragraph">
      <style:text-properties fo:font-size="10pt"/>
    </style:style>
    <style:style style:name="P3" style:family="paragraph">
      <style:paragraph-properties fo:text-align="start"/>
      <style:text-properties fo:font-family="'Andale Sans UI', 'Arial Unicode MS', 'Lucida Sans Unicode', Tahoma, 'Bitstream Vera Sans', 'Interface User', WarpSans, Geneva, Tahoma, 'MS Sans Serif', Helv, Dialog, Albany, Lucida, Helvetica, Charcoal, Chicago, Arial, Helmet, 'Interface System', 'Sans Serif'" style:font-style-name="Normal" fo:font-size="10pt"/>
    </style:style>
    <style:style style:name="T1" style:family="text">
      <style:text-properties style:font-name="Bitstream Vera Sans" fo:font-size="11pt" fo:font-weight="bold" style:font-weight-asian="bold" style:font-weight-complex="bold"/>
    </style:style>
    <style:style style:name="T2" style:family="text">
      <style:text-properties style:font-name="Bitstream Vera Sans" fo:font-size="11pt"/>
    </style:style>
    <style:style style:name="T3" style:family="text">
      <style:text-properties style:font-name="Bitstream Vera Sans" fo:font-size="11pt" style:font-name-asian="Times" style:font-size-asian="11pt" style:font-name-complex="Times" style:font-size-complex="11pt"/>
    </style:style>
    <style:style style:name="T4" style:family="text">
      <style:text-properties style:font-name="Bitstream Vera Sans" fo:font-size="11pt" fo:font-style="italic" style:font-name-asian="Times" style:font-size-asian="11pt" style:font-style-asian="italic" style:font-name-complex="Times" style:font-size-complex="11pt" style:font-style-complex="italic"/>
    </style:style>
    <style:style style:name="T5" style:family="text">
      <style:text-properties style:font-name="Bitstream Vera Sans" fo:font-size="11pt" fo:font-weight="bold"/>
    </style:style>
    <style:style style:name="T6" style:family="text">
      <style:text-properties style:font-name="Bitstream Vera Sans" fo:font-size="11pt" fo:font-style="italic" style:font-style-asian="italic" style:font-style-complex="italic"/>
    </style:style>
    <style:style style:name="T7" style:family="text">
      <style:text-properties style:font-name="Bitstream Vera Sans" fo:font-size="11pt" fo:font-style="normal" fo:font-weight="bold"/>
    </style:style>
    <style:style style:name="T8" style:family="text">
      <style:text-properties style:font-name="Bitstream Vera Sans" fo:font-size="10pt" style:font-size-asian="10pt" style:font-size-complex="10pt"/>
    </style:style>
    <style:style style:name="T9" style:family="text">
      <style:text-properties style:font-name="Bitstream Vera Sans" fo:font-size="10pt" fo:font-weight="bold" style:font-size-asian="10pt" style:font-weight-asian="bold" style:font-size-complex="10pt" style:font-weight-complex="bold"/>
    </style:style>
  </office:automatic-styles>
  <office:body>
    <office:spreadsheet>
      <table:content-validations>
        <table:content-validation table:name="val1" table:base-cell-address="Agenda.A2">
          <table:help-message table:title="Aide" table:display="true">
            <text:p>Fonctionne sur OpenOffice 1.1 et 2.0</text:p>
            <text:p>Saisissez la date à inclure dans votre 1 ère semaine.</text:p>
            <text:p>Configurer votre tableau de semaine.</text:p>
            <text:p>Cliquez sur Ajouter des semaines et définissez le nombre de semaines dont vous avez besoin.</text:p>
            <text:p>Cliquez sur le bouton réintialiser pour effacer les semaines ajoutées et avant de reconfigurer la date initiale.</text:p>
            <text:p>Si vous effacez la dernière semaine manuellement modifiez aussi la référence de l'adresse du dernier lundi en </text:p>
            <text:p>L3 et vérifiez la zone d'impression.</text:p>
            <text:p>Vous pouvez effacer les semaines en amont et en ajouter de nouvelles au fur et à mesure.</text:p>
            <text:p>La ligne 3 contient des données et des calculs, vous pouvez la masquer.</text:p>
            <text:p>L'ensemble des couleurs est aisement modifiable dans les styles CellCouleur1/2.</text:p>
          </table:help-message>
        </table:content-validation>
        <table:content-validation table:name="val2" table:condition="oooc:cell-content-is-in-list(&quot;05:00&quot;;&quot;05:15&quot;;&quot;05:30&quot;;&quot;05:45&quot;;&quot;06:00&quot;;&quot;06:15&quot;;&quot;06:30&quot;;&quot;06:45&quot;;&quot;07:00&quot;;&quot;07:15&quot;;&quot;07:30&quot;;&quot;07:45&quot;;&quot;08:00&quot;;&quot;08:15&quot;;&quot;08:30&quot;;&quot;08:45&quot;;&quot;09:00&quot;;&quot;09:15&quot;;&quot;09:30&quot;;&quot;09:45&quot;;&quot;10:00&quot;;&quot;10:15&quot;;&quot;10:30&quot;;&quot;10:45&quot;;&quot;11:00&quot;;&quot;11:15&quot;;&quot;11:30&quot;;&quot;11:45&quot;;&quot;12:00&quot;;&quot;12:15&quot;;&quot;12:30&quot;;&quot;12:45&quot;;&quot;13:00&quot;;&quot;13:15&quot;;&quot;13:30&quot;;&quot;13:45&quot;;&quot;14:00&quot;;&quot;14:15&quot;;&quot;14:30&quot;;&quot;14:45&quot;;&quot;15:00&quot;;&quot;15:15&quot;;&quot;15:30&quot;;&quot;15:45&quot;;&quot;16:00&quot;;&quot;16:15&quot;;&quot;16:30&quot;;&quot;16:45&quot;;&quot;17:00&quot;;&quot;17:15&quot;;&quot;17:30&quot;;&quot;17:45&quot;;&quot;18:00&quot;;&quot;18:15&quot;;&quot;18:30&quot;;&quot;18:45&quot;;&quot;19:00&quot;;&quot;19:15&quot;;&quot;19:30&quot;;&quot;19:45&quot;;&quot;20:00&quot;;&quot;20:15&quot;;&quot;20:30&quot;;&quot;20:45&quot;;&quot;21:00&quot;;&quot;&quot;)" table:allow-empty-cell="true" table:display-list="unsorted" table:base-cell-address="Aide.F16"/>
        <table:content-validation table:name="val3" table:base-cell-address="Agenda.E3">
          <table:help-message table:title="Date à inclure dans la 1ère semaine:" table:display="true">
            <text:p>Positonne automatiquement la date dans la semaine de base.</text:p>
          </table:help-message>
        </table:content-validation>
        <table:content-validation table:name="val4" table:base-cell-address="Agenda.I3">
          <table:help-message table:title="Date du 1er lundi" table:display="true">
            <text:p>Calcule la date du 1er lundi / la date à inclure dans la semaine</text:p>
          </table:help-message>
        </table:content-validation>
        <table:content-validation table:name="val5" table:base-cell-address="Agenda.L2">
          <table:help-message table:title="Référence couleur" table:display="true">
            <text:p>Police idem couleur de fond</text:p>
          </table:help-message>
        </table:content-validation>
        <table:content-validation table:name="val6" table:base-cell-address="Agenda.L3">
          <table:help-message table:title="Référence cellule dernier lundi" table:display="true">
            <text:p>Utilisé par la macro</text:p>
          </table:help-message>
        </table:content-validation>
        <table:content-validation table:name="val7" table:base-cell-address="Agenda.M2">
          <table:help-message table:title="RefCouleur" table:display="true"/>
        </table:content-validation>
      </table:content-validations>
      <table:table table:name="Agenda" table:style-name="ta1" table:print-ranges="Agenda.B5:Agenda.M208">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Ajouter semaines"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Ajouter des semaines à partir de la dernière"/>
              </form:properties>
              <office:event-listeners>
                <script:event-listener script:language="ooo:StarBasic" script:event-name="form:performaction" script:macro-name="document:Standard.Module1.AjouterSemaines"/>
              </office:event-listeners>
            </form:button>
            <form:button form:name="PushButton2" form:control-implementation="ooo:com.sun.star.form.component.CommandButton" form:id="control2" form:label="Réinitialiser"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Réinitialise: effacer les semaines ajoutées"/>
              </form:properties>
              <office:event-listeners>
                <script:event-listener script:language="ooo:StarBasic" script:event-name="form:performaction" script:macro-name="document:Standard.Module1.Reinitialiser"/>
              </office:event-listeners>
            </form:button>
            <form:formatted-text form:name="DateField" form:control-implementation="ooo:com.sun.star.form.component.DateField" form:id="control3" form:current-value="20051201" form:min-value="20000101" form:max-value="22001231">
              <form:properties>
                <form:property form:property-name="DefaultControl" office:value-type="string" office:string-value="stardiv.one.form.control.DateField"/>
                <form:property form:property-name="Dropdown" office:value-type="boolean" office:boolean-value="true"/>
                <form:property form:property-name="HelpText" office:value-type="string" office:string-value="Choisissez la date à inclure dans la 1ère semaine"/>
                <form:property form:property-name="Text" office:value-type="string" office:string-value="01/12/05"/>
              </form:properties>
              <office:event-listeners>
                <script:event-listener script:language="ooo:StarBasic" script:event-name="form:textchange" script:macro-name="document:Standard.Module1.reportdate"/>
              </office:event-listeners>
            </form:formatted-text>
            <form:listbox form:name="ListBox" form:control-implementation="ooo:com.sun.star.form.component.ListBox" form:id="control4" form:dropdown="true" form:size="2" form:bound-column="1" form:linked-cell="Agenda.M2" form:list-linkage-type="selection">
              <form:properties>
                <form:property form:property-name="DefaultControl" office:value-type="string" office:string-value="com.sun.star.form.control.ListBox"/>
              </form:properties>
              <form:option form:label="Noir &amp; blanc"/>
              <form:option form:label="Couleur" form:current-selected="true"/>
            </form:listbox>
          </form:form>
        </office:forms>
        <table:table-column table:style-name="co1" table:default-cell-style-name="ce5"/>
        <table:table-column table:style-name="co2" table:default-cell-style-name="ce5"/>
        <table:table-column table:style-name="co3" table:default-cell-style-name="ce5"/>
        <table:table-column table:style-name="co2" table:default-cell-style-name="ce5"/>
        <table:table-column table:style-name="co3" table:default-cell-style-name="ce5"/>
        <table:table-column table:style-name="co2" table:default-cell-style-name="ce5"/>
        <table:table-column table:style-name="co3" table:default-cell-style-name="ce5"/>
        <table:table-column table:style-name="co2" table:default-cell-style-name="ce5"/>
        <table:table-column table:style-name="co3" table:default-cell-style-name="ce5"/>
        <table:table-column table:style-name="co2" table:default-cell-style-name="ce5"/>
        <table:table-column table:style-name="co3"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6" table:number-columns-repeated="239" table:default-cell-style-name="ce5"/>
        <table:table-row table:style-name="ro1">
          <table:table-cell table:style-name="ce1"/>
          <table:table-cell table:style-name="ce6"/>
          <table:table-cell table:style-name="ce16"/>
          <table:table-cell table:style-name="ce23"/>
          <table:table-cell table:style-name="ce16">
            <draw:control table:end-cell-address="Agenda.F2" table:end-x="0.031cm" table:end-y="0.541cm" draw:z-index="2" draw:style-name="gr1" draw:text-style-name="P1" svg:width="3.06cm" svg:height="0.68cm" svg:x="0.058cm" svg:y="0.121cm" draw:control="control3"/>
          </table:table-cell>
          <table:table-cell table:style-name="ce16">
            <draw:control table:end-cell-address="Agenda.H2" table:end-x="0.651cm" table:end-y="0.545cm" draw:z-index="0" draw:text-style-name="P2" svg:width="4.148cm" svg:height="0.7cm" svg:x="0.984cm" svg:y="0.105cm" draw:control="control1"/>
          </table:table-cell>
          <table:table-cell table:style-name="ce16" table:number-columns-repeated="2"/>
          <table:table-cell table:style-name="ce16">
            <draw:control table:end-cell-address="Agenda.J2" table:end-x="0.31cm" table:end-y="0.545cm" draw:z-index="1" draw:text-style-name="P2" svg:width="3.347cm" svg:height="0.7cm" svg:x="0.049cm" svg:y="0.105cm" draw:control="control2"/>
          </table:table-cell>
          <table:table-cell table:style-name="ce16" table:number-columns-repeated="2"/>
          <table:table-cell table:style-name="ce16">
            <draw:control table:end-cell-address="Agenda.M2" table:end-x="2.929cm" table:end-y="0.541cm" draw:z-index="3" draw:text-style-name="P3" svg:width="3.558cm" svg:height="0.68cm" svg:x="0.765cm" svg:y="0.121cm" draw:control="control4"/>
          </table:table-cell>
          <table:table-cell table:style-name="ce16"/>
          <table:table-cell/>
          <table:table-cell table:style-name="ce42"/>
          <table:table-cell table:number-columns-repeated="241"/>
        </table:table-row>
        <table:table-row table:style-name="ro2">
          <table:table-cell table:style-name="ce2" table:content-validation-name="val1" office:value-type="string">
            <text:p>?</text:p>
          </table:table-cell>
          <table:table-cell table:style-name="ce7" office:value-type="string">
            <text:p><text:s/>AGENDA à la semaine</text:p>
          </table:table-cell>
          <table:table-cell table:style-name="ce16"/>
          <table:table-cell table:style-name="ce23"/>
          <table:table-cell table:style-name="ce16" table:number-columns-repeated="7"/>
          <table:table-cell table:style-name="ce35" table:content-validation-name="val5" office:value-type="string">
            <text:p>1</text:p>
          </table:table-cell>
          <table:table-cell table:style-name="ce39" table:content-validation-name="val7" office:value-type="string">
            <text:p>Couleur</text:p>
          </table:table-cell>
          <table:table-cell/>
          <table:table-cell table:style-name="ce42"/>
          <table:table-cell table:number-columns-repeated="241"/>
        </table:table-row>
        <table:table-row table:style-name="ro3">
          <table:table-cell table:style-name="ce3"/>
          <table:table-cell table:style-name="ce8" office:value-type="string">
            <text:p>Date à inclure dans 1ère semaine:</text:p>
          </table:table-cell>
          <table:table-cell table:style-name="ce17"/>
          <table:table-cell table:style-name="ce8"/>
          <table:table-cell table:style-name="ce25" table:content-validation-name="val3" office:value-type="date" office:date-value="2005-12-01">
            <text:p>2005-12-01</text:p>
          </table:table-cell>
          <table:table-cell table:style-name="ce8"/>
          <table:table-cell table:style-name="ce27" office:value-type="string">
            <text:p><text:s text:c="12"/>Date du 1er lundi:</text:p>
          </table:table-cell>
          <table:table-cell table:style-name="ce27"/>
          <table:table-cell table:style-name="ce29" table:content-validation-name="val4" table:formula="oooc:=[.E3]-WEEKDAY([.E3];3)" office:value-type="date" office:date-value="2005-11-28">
            <text:p>2005-11-28</text:p>
          </table:table-cell>
          <table:table-cell table:style-name="ce27"/>
          <table:table-cell table:style-name="ce33" office:value-type="string">
            <text:p>Ref. dernier lundi:</text:p>
          </table:table-cell>
          <table:table-cell table:style-name="ce36" table:content-validation-name="val6" office:value-type="string">
            <text:p>B5</text:p>
          </table:table-cell>
          <table:table-cell table:style-name="ce40" table:formula="oooc:=IF(ISNUMBER(INDIRECT(Ref_DernierLundi));&quot;&quot;;&quot;Erreur &quot;&amp;Ref_DernierLundi&amp;&quot; vide&quot;)">
            <text:p/>
          </table:table-cell>
          <table:table-cell table:style-name="ce3"/>
          <table:table-cell table:style-name="ce42"/>
          <table:table-cell table:style-name="ce3" table:number-columns-repeated="241"/>
        </table:table-row>
        <table:table-row table:style-name="ro4">
          <table:table-cell table:style-name="ce4"/>
          <table:table-cell table:style-name="ce9" table:formula="oooc:=IF(YEAR([.B5]) = YEAR([.J37]);YEAR([.B5]);YEAR([.B5])&amp;&quot;/&quot;&amp;YEAR([.J37]))" office:value-type="float" office:value="2005">
            <text:p>2005</text:p>
          </table:table-cell>
          <table:table-cell table:style-name="ce18"/>
          <table:table-cell table:style-name="ce24"/>
          <table:table-cell table:style-name="ce26" table:number-columns-repeated="2"/>
          <table:table-cell table:style-name="ce28"/>
          <table:table-cell table:style-name="ce28" office:value-type="string">
            <text:p>AGENDA <text:s text:c="6"/></text:p>
          </table:table-cell>
          <table:table-cell table:style-name="ce26" table:number-columns-repeated="4"/>
          <table:table-cell table:style-name="ce28" table:formula="oooc:=&quot;SEMAINE &quot;&amp;WEEKNUM([.B5];8)" office:value-type="string" office:string-value="SEMAINE 48">
            <text:p>SEMAINE 48</text:p>
          </table:table-cell>
          <table:table-cell table:style-name="ce4"/>
          <table:table-cell table:style-name="ce42"/>
          <table:table-cell table:style-name="ce4" table:number-columns-repeated="241"/>
        </table:table-row>
        <table:table-row table:style-name="ro4">
          <table:table-cell/>
          <table:table-cell table:style-name="ce10" table:formula="oooc:=[.I3]" office:value-type="date" office:date-value="2005-11-28">
            <text:p>28</text:p>
          </table:table-cell>
          <table:table-cell table:style-name="ce19" table:formula="oooc:=PROPER(TEXT([.B5];&quot; JJJJ &quot;))" office:value-type="string" office:string-value="Jjjj ">
            <text:p>Jjjj </text:p>
          </table:table-cell>
          <table:table-cell table:style-name="ce10" table:formula="oooc:=[.B5]+1" office:value-type="date" office:date-value="2005-11-29">
            <text:p>29</text:p>
          </table:table-cell>
          <table:table-cell table:style-name="ce19" table:formula="oooc:=PROPER(TEXT([.D5];&quot; JJJJ &quot;))" office:value-type="string" office:string-value="Jjjj ">
            <text:p>Jjjj </text:p>
          </table:table-cell>
          <table:table-cell table:style-name="ce10" table:formula="oooc:=[.D5]+1" office:value-type="date" office:date-value="2005-11-30">
            <text:p>30</text:p>
          </table:table-cell>
          <table:table-cell table:style-name="ce19" table:formula="oooc:=PROPER(TEXT([.F5];&quot; JJJJ &quot;))" office:value-type="string" office:string-value="Jjjj ">
            <text:p>Jjjj </text:p>
          </table:table-cell>
          <table:table-cell table:style-name="ce10" table:formula="oooc:=[.F5]+1" office:value-type="date" office:date-value="2005-12-01">
            <text:p>1</text:p>
          </table:table-cell>
          <table:table-cell table:style-name="ce19" table:formula="oooc:=PROPER(TEXT([.H5];&quot; JJJJ &quot;))" office:value-type="string" office:string-value="Jjjj ">
            <text:p>Jjjj </text:p>
          </table:table-cell>
          <table:table-cell table:style-name="ce10" table:formula="oooc:=[.H5]+1" office:value-type="date" office:date-value="2005-12-02">
            <text:p>2</text:p>
          </table:table-cell>
          <table:table-cell table:style-name="ce19" table:formula="oooc:=PROPER(TEXT([.J5];&quot; JJJJ &quot;))" office:value-type="string" office:string-value="Jjjj ">
            <text:p>Jjjj </text:p>
          </table:table-cell>
          <table:table-cell table:style-name="ce10" table:formula="oooc:=[.J5]+1" office:value-type="date" office:date-value="2005-12-03">
            <text:p>3</text:p>
          </table:table-cell>
          <table:table-cell table:style-name="ce19" table:formula="oooc:=PROPER(TEXT([.L5];&quot; JJJJ &quot;))" office:value-type="string" office:string-value="Jjjj ">
            <text:p>Jjjj </text:p>
          </table:table-cell>
          <table:table-cell table:number-columns-repeated="243"/>
        </table:table-row>
        <table:table-row table:style-name="ro4">
          <table:table-cell/>
          <table:table-cell table:style-name="ce11" table:formula="oooc:=PROPER(TEXT([.B5];&quot; MMM&quot;))" office:value-type="string" office:string-value="Xi.">
            <text:p>Xi.</text:p>
          </table:table-cell>
          <table:table-cell table:style-name="ce20" table:formula="oooc:=CONCATENATE(IF([.B5]=&quot;&quot;;&quot;&quot;;IF([.B5]=DATE(YEAR([.B5]);1;1);&quot;Jour de l'an&quot;;IF([.B5]=EASTERSUNDAY(YEAR([.B5]));&quot;Pâques&quot;;IF([.B5]=EASTERSUNDAY(YEAR([.B5]))+1;&quot;Lundi de Pâques&quot;;IF([.B5]=DATE(YEAR([.B5]);5;1);&quot;Fête du travail&quot;;IF([.B5]=DATE(YEAR([.B5]);5;8);&quot;Victoire 1945&quot;;IF([.B5]=EASTERSUNDAY(YEAR([.B5]))+39;&quot;Ascension&quot;;IF([.B5]=EASTERSUNDAY(YEAR([.B5]))+49;&quot;Pentecôte&quot;;IF([.B5]=EASTERSUNDAY(YEAR([.B5]))+50;&quot;Lundi de Pentecôte&quot;;IF([.B5]=DATE(YEAR([.B5]);7;14);&quot;Fête nationale&quot;;IF([.B5]=DATE(YEAR([.B5]);8;15);&quot;Assomption&quot;;IF([.B5]=DATE(YEAR([.B5]);11;1);&quot;Toussaint&quot;;IF([.B5]=DATE(YEAR([.B5]);11;11);&quot;Armistice 1918&quot;;IF([.B5]=DATE(YEAR([.B5]);12;25);&quot;Noël&quot;;&quot;&quot;)))))))))))))); IF((MONTH([.B5])=3)AND(WEEKDAY([.B5])=1)AND(DAY([.B5])&gt;=25);&quot;  * +1h&quot;;IF((MONTH([.B5])=10)AND(WEEKDAY([.B5])=1)AND(DAY([.B5])&gt;=25);&quot;  * -1h&quot;;&quot;&quot;)))">
            <text:p/>
          </table:table-cell>
          <table:table-cell table:style-name="ce11" table:formula="oooc:=PROPER(TEXT([.D5];&quot; MMM&quot;))" office:value-type="string" office:string-value="Xi.">
            <text:p>Xi.</text:p>
          </table:table-cell>
          <table:table-cell table:style-name="ce20" table:formula="oooc:=CONCATENATE(IF([.D5]=&quot;&quot;;&quot;&quot;;IF([.D5]=DATE(YEAR([.D5]);1;1);&quot;Jour de l'an&quot;;IF([.D5]=EASTERSUNDAY(YEAR([.D5]));&quot;Pâques&quot;;IF([.D5]=EASTERSUNDAY(YEAR([.D5]))+1;&quot;Lundi de Pâques&quot;;IF([.D5]=DATE(YEAR([.D5]);5;1);&quot;Fête du travail&quot;;IF([.D5]=DATE(YEAR([.D5]);5;8);&quot;Victoire 1945&quot;;IF([.D5]=EASTERSUNDAY(YEAR([.D5]))+39;&quot;Ascension&quot;;IF([.D5]=EASTERSUNDAY(YEAR([.D5]))+49;&quot;Pentecôte&quot;;IF([.D5]=EASTERSUNDAY(YEAR([.D5]))+50;&quot;Lundi de Pentecôte&quot;;IF([.D5]=DATE(YEAR([.D5]);7;14);&quot;Fête nationale&quot;;IF([.D5]=DATE(YEAR([.D5]);8;15);&quot;Assomption&quot;;IF([.D5]=DATE(YEAR([.D5]);11;1);&quot;Toussaint&quot;;IF([.D5]=DATE(YEAR([.D5]);11;11);&quot;Armistice 1918&quot;;IF([.D5]=DATE(YEAR([.D5]);12;25);&quot;Noël&quot;;&quot;&quot;)))))))))))))); IF((MONTH([.D5])=3)AND(WEEKDAY([.D5])=1)AND(DAY([.D5])&gt;=25);&quot;  * +1h&quot;;IF((MONTH([.D5])=10)AND(WEEKDAY([.D5])=1)AND(DAY([.D5])&gt;=25);&quot;  * -1h&quot;;&quot;&quot;)))">
            <text:p/>
          </table:table-cell>
          <table:table-cell table:style-name="ce11" table:formula="oooc:=PROPER(TEXT([.F5];&quot; MMM&quot;))" office:value-type="string" office:string-value="Xi.">
            <text:p>Xi.</text:p>
          </table:table-cell>
          <table:table-cell table:style-name="ce20" table:formula="oooc:=CONCATENATE(IF([.F5]=&quot;&quot;;&quot;&quot;;IF([.F5]=DATE(YEAR([.F5]);1;1);&quot;Jour de l'an&quot;;IF([.F5]=EASTERSUNDAY(YEAR([.F5]));&quot;Pâques&quot;;IF([.F5]=EASTERSUNDAY(YEAR([.F5]))+1;&quot;Lundi de Pâques&quot;;IF([.F5]=DATE(YEAR([.F5]);5;1);&quot;Fête du travail&quot;;IF([.F5]=DATE(YEAR([.F5]);5;8);&quot;Victoire 1945&quot;;IF([.F5]=EASTERSUNDAY(YEAR([.F5]))+39;&quot;Ascension&quot;;IF([.F5]=EASTERSUNDAY(YEAR([.F5]))+49;&quot;Pentecôte&quot;;IF([.F5]=EASTERSUNDAY(YEAR([.F5]))+50;&quot;Lundi de Pentecôte&quot;;IF([.F5]=DATE(YEAR([.F5]);7;14);&quot;Fête nationale&quot;;IF([.F5]=DATE(YEAR([.F5]);8;15);&quot;Assomption&quot;;IF([.F5]=DATE(YEAR([.F5]);11;1);&quot;Toussaint&quot;;IF([.F5]=DATE(YEAR([.F5]);11;11);&quot;Armistice 1918&quot;;IF([.F5]=DATE(YEAR([.F5]);12;25);&quot;Noël&quot;;&quot;&quot;)))))))))))))); IF((MONTH([.F5])=3)AND(WEEKDAY([.F5])=1)AND(DAY([.F5])&gt;=25);&quot;  * +1h&quot;;IF((MONTH([.F5])=10)AND(WEEKDAY([.F5])=1)AND(DAY([.F5])&gt;=25);&quot;  * -1h&quot;;&quot;&quot;)))">
            <text:p/>
          </table:table-cell>
          <table:table-cell table:style-name="ce11" table:formula="oooc:=PROPER(TEXT([.H5];&quot; MMM&quot;))" office:value-type="string" office:string-value="Xii.">
            <text:p>Xii.</text:p>
          </table:table-cell>
          <table:table-cell table:style-name="ce20" table:formula="oooc:=CONCATENATE(IF([.H5]=&quot;&quot;;&quot;&quot;;IF([.H5]=DATE(YEAR([.H5]);1;1);&quot;Jour de l'an&quot;;IF([.H5]=EASTERSUNDAY(YEAR([.H5]));&quot;Pâques&quot;;IF([.H5]=EASTERSUNDAY(YEAR([.H5]))+1;&quot;Lundi de Pâques&quot;;IF([.H5]=DATE(YEAR([.H5]);5;1);&quot;Fête du travail&quot;;IF([.H5]=DATE(YEAR([.H5]);5;8);&quot;Victoire 1945&quot;;IF([.H5]=EASTERSUNDAY(YEAR([.H5]))+39;&quot;Ascension&quot;;IF([.H5]=EASTERSUNDAY(YEAR([.H5]))+49;&quot;Pentecôte&quot;;IF([.H5]=EASTERSUNDAY(YEAR([.H5]))+50;&quot;Lundi de Pentecôte&quot;;IF([.H5]=DATE(YEAR([.H5]);7;14);&quot;Fête nationale&quot;;IF([.H5]=DATE(YEAR([.H5]);8;15);&quot;Assomption&quot;;IF([.H5]=DATE(YEAR([.H5]);11;1);&quot;Toussaint&quot;;IF([.H5]=DATE(YEAR([.H5]);11;11);&quot;Armistice 1918&quot;;IF([.H5]=DATE(YEAR([.H5]);12;25);&quot;Noël&quot;;&quot;&quot;)))))))))))))); IF((MONTH([.H5])=3)AND(WEEKDAY([.H5])=1)AND(DAY([.H5])&gt;=25);&quot;  * +1h&quot;;IF((MONTH([.H5])=10)AND(WEEKDAY([.H5])=1)AND(DAY([.H5])&gt;=25);&quot;  * -1h&quot;;&quot;&quot;)))">
            <text:p/>
          </table:table-cell>
          <table:table-cell table:style-name="ce11" table:formula="oooc:=PROPER(TEXT([.J5];&quot; MMM&quot;))" office:value-type="string" office:string-value="Xii.">
            <text:p>Xii.</text:p>
          </table:table-cell>
          <table:table-cell table:style-name="ce20" table:formula="oooc:=CONCATENATE(IF([.J5]=&quot;&quot;;&quot;&quot;;IF([.J5]=DATE(YEAR([.J5]);1;1);&quot;Jour de l'an&quot;;IF([.J5]=EASTERSUNDAY(YEAR([.J5]));&quot;Pâques&quot;;IF([.J5]=EASTERSUNDAY(YEAR([.J5]))+1;&quot;Lundi de Pâques&quot;;IF([.J5]=DATE(YEAR([.J5]);5;1);&quot;Fête du travail&quot;;IF([.J5]=DATE(YEAR([.J5]);5;8);&quot;Victoire 1945&quot;;IF([.J5]=EASTERSUNDAY(YEAR([.J5]))+39;&quot;Ascension&quot;;IF([.J5]=EASTERSUNDAY(YEAR([.J5]))+49;&quot;Pentecôte&quot;;IF([.J5]=EASTERSUNDAY(YEAR([.J5]))+50;&quot;Lundi de Pentecôte&quot;;IF([.J5]=DATE(YEAR([.J5]);7;14);&quot;Fête nationale&quot;;IF([.J5]=DATE(YEAR([.J5]);8;15);&quot;Assomption&quot;;IF([.J5]=DATE(YEAR([.J5]);11;1);&quot;Toussaint&quot;;IF([.J5]=DATE(YEAR([.J5]);11;11);&quot;Armistice 1918&quot;;IF([.J5]=DATE(YEAR([.J5]);12;25);&quot;Noël&quot;;&quot;&quot;)))))))))))))); IF((MONTH([.J5])=3)AND(WEEKDAY([.J5])=1)AND(DAY([.J5])&gt;=25);&quot;  * +1h&quot;;IF((MONTH([.J5])=10)AND(WEEKDAY([.J5])=1)AND(DAY([.J5])&gt;=25);&quot;  * -1h&quot;;&quot;&quot;)))">
            <text:p/>
          </table:table-cell>
          <table:table-cell table:style-name="ce11" table:formula="oooc:=PROPER(TEXT([.L5];&quot; MMM&quot;))" office:value-type="string" office:string-value="Xii.">
            <text:p>Xii.</text:p>
          </table:table-cell>
          <table:table-cell table:style-name="ce20" table:formula="oooc:=CONCATENATE(IF([.L5]=&quot;&quot;;&quot;&quot;;IF([.L5]=DATE(YEAR([.L5]);1;1);&quot;Jour de l'an&quot;;IF([.L5]=EASTERSUNDAY(YEAR([.L5]));&quot;Pâques&quot;;IF([.L5]=EASTERSUNDAY(YEAR([.L5]))+1;&quot;Lundi de Pâques&quot;;IF([.L5]=DATE(YEAR([.L5]);5;1);&quot;Fête du travail&quot;;IF([.L5]=DATE(YEAR([.L5]);5;8);&quot;Victoire 1945&quot;;IF([.L5]=EASTERSUNDAY(YEAR([.L5]))+39;&quot;Ascension&quot;;IF([.L5]=EASTERSUNDAY(YEAR([.L5]))+49;&quot;Pentecôte&quot;;IF([.L5]=EASTERSUNDAY(YEAR([.L5]))+50;&quot;Lundi de Pentecôte&quot;;IF([.L5]=DATE(YEAR([.L5]);7;14);&quot;Fête nationale&quot;;IF([.L5]=DATE(YEAR([.L5]);8;15);&quot;Assomption&quot;;IF([.L5]=DATE(YEAR([.L5]);11;1);&quot;Toussaint&quot;;IF([.L5]=DATE(YEAR([.L5]);11;11);&quot;Armistice 1918&quot;;IF([.L5]=DATE(YEAR([.L5]);12;25);&quot;Noël&quot;;&quot;&quot;)))))))))))))); IF((MONTH([.L5])=3)AND(WEEKDAY([.L5])=1)AND(DAY([.L5])&gt;=25);&quot;  * +1h&quot;;IF((MONTH([.L5])=10)AND(WEEKDAY([.L5])=1)AND(DAY([.L5])&gt;=25);&quot;  * -1h&quot;;&quot;&quot;)))">
            <text:p/>
          </table:table-cell>
          <table:table-cell table:number-columns-repeated="243"/>
        </table:table-row>
        <table:table-row table:style-name="ro4">
          <table:table-cell/>
          <table:table-cell table:style-name="ce12" table:content-validation-name="val2" office:value-type="string">
            <text:p>07:00</text:p>
          </table:table-cell>
          <table:table-cell table:style-name="ce21"/>
          <table:table-cell table:style-name="ce12" table:content-validation-name="val2" office:value-type="string">
            <text:p>07:00</text:p>
          </table:table-cell>
          <table:table-cell table:style-name="ce21"/>
          <table:table-cell table:style-name="ce12" table:content-validation-name="val2" office:value-type="string">
            <text:p>07:00</text:p>
          </table:table-cell>
          <table:table-cell table:style-name="ce21"/>
          <table:table-cell table:style-name="ce12" table:content-validation-name="val2" office:value-type="string">
            <text:p>07:00</text:p>
          </table:table-cell>
          <table:table-cell table:style-name="ce21"/>
          <table:table-cell table:style-name="ce12" table:content-validation-name="val2" office:value-type="string">
            <text:p>07:00</text:p>
          </table:table-cell>
          <table:table-cell table:style-name="ce21"/>
          <table:table-cell table:style-name="ce12" table:content-validation-name="val2" office:value-type="string">
            <text:p>07: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08:00</text:p>
          </table:table-cell>
          <table:table-cell table:style-name="ce21"/>
          <table:table-cell table:style-name="ce12" table:content-validation-name="val2" office:value-type="string">
            <text:p>08:00</text:p>
          </table:table-cell>
          <table:table-cell table:style-name="ce21"/>
          <table:table-cell table:style-name="ce12" table:content-validation-name="val2" office:value-type="string">
            <text:p>08:00</text:p>
          </table:table-cell>
          <table:table-cell table:style-name="ce21"/>
          <table:table-cell table:style-name="ce12" table:content-validation-name="val2" office:value-type="string">
            <text:p>08:00</text:p>
          </table:table-cell>
          <table:table-cell table:style-name="ce21"/>
          <table:table-cell table:style-name="ce12" table:content-validation-name="val2" office:value-type="string">
            <text:p>08:00</text:p>
          </table:table-cell>
          <table:table-cell table:style-name="ce21"/>
          <table:table-cell table:style-name="ce12" table:content-validation-name="val2" office:value-type="string">
            <text:p>08: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09:00</text:p>
          </table:table-cell>
          <table:table-cell table:style-name="ce21"/>
          <table:table-cell table:style-name="ce12" table:content-validation-name="val2" office:value-type="string">
            <text:p>09:00</text:p>
          </table:table-cell>
          <table:table-cell table:style-name="ce21"/>
          <table:table-cell table:style-name="ce12" table:content-validation-name="val2" office:value-type="string">
            <text:p>09:00</text:p>
          </table:table-cell>
          <table:table-cell table:style-name="ce21"/>
          <table:table-cell table:style-name="ce12" table:content-validation-name="val2" office:value-type="string">
            <text:p>09:00</text:p>
          </table:table-cell>
          <table:table-cell table:style-name="ce21"/>
          <table:table-cell table:style-name="ce12" table:content-validation-name="val2" office:value-type="string">
            <text:p>09:00</text:p>
          </table:table-cell>
          <table:table-cell table:style-name="ce21"/>
          <table:table-cell table:style-name="ce12" table:content-validation-name="val2" office:value-type="string">
            <text:p>09: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0:00</text:p>
          </table:table-cell>
          <table:table-cell table:style-name="ce21"/>
          <table:table-cell table:style-name="ce12" table:content-validation-name="val2" office:value-type="string">
            <text:p>10:00</text:p>
          </table:table-cell>
          <table:table-cell table:style-name="ce21"/>
          <table:table-cell table:style-name="ce12" table:content-validation-name="val2" office:value-type="string">
            <text:p>10:00</text:p>
          </table:table-cell>
          <table:table-cell table:style-name="ce21"/>
          <table:table-cell table:style-name="ce12" table:content-validation-name="val2" office:value-type="string">
            <text:p>10:00</text:p>
          </table:table-cell>
          <table:table-cell table:style-name="ce21"/>
          <table:table-cell table:style-name="ce12" table:content-validation-name="val2" office:value-type="string">
            <text:p>10:00</text:p>
          </table:table-cell>
          <table:table-cell table:style-name="ce21"/>
          <table:table-cell table:style-name="ce12" table:content-validation-name="val2" office:value-type="string">
            <text:p>10: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1:00</text:p>
          </table:table-cell>
          <table:table-cell table:style-name="ce21"/>
          <table:table-cell table:style-name="ce12" table:content-validation-name="val2" office:value-type="string">
            <text:p>11:00</text:p>
          </table:table-cell>
          <table:table-cell table:style-name="ce21"/>
          <table:table-cell table:style-name="ce12" table:content-validation-name="val2" office:value-type="string">
            <text:p>11:00</text:p>
          </table:table-cell>
          <table:table-cell table:style-name="ce21"/>
          <table:table-cell table:style-name="ce12" table:content-validation-name="val2" office:value-type="string">
            <text:p>11:00</text:p>
          </table:table-cell>
          <table:table-cell table:style-name="ce21"/>
          <table:table-cell table:style-name="ce12" table:content-validation-name="val2" office:value-type="string">
            <text:p>11:00</text:p>
          </table:table-cell>
          <table:table-cell table:style-name="ce21"/>
          <table:table-cell table:style-name="ce12" table:content-validation-name="val2" office:value-type="string">
            <text:p>11: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2:00</text:p>
          </table:table-cell>
          <table:table-cell table:style-name="ce21"/>
          <table:table-cell table:style-name="ce12" table:content-validation-name="val2" office:value-type="string">
            <text:p>12:00</text:p>
          </table:table-cell>
          <table:table-cell table:style-name="ce21"/>
          <table:table-cell table:style-name="ce12" table:content-validation-name="val2" office:value-type="string">
            <text:p>12:00</text:p>
          </table:table-cell>
          <table:table-cell table:style-name="ce21"/>
          <table:table-cell table:style-name="ce12" table:content-validation-name="val2" office:value-type="string">
            <text:p>12:00</text:p>
          </table:table-cell>
          <table:table-cell table:style-name="ce21"/>
          <table:table-cell table:style-name="ce12" table:content-validation-name="val2" office:value-type="string">
            <text:p>12:00</text:p>
          </table:table-cell>
          <table:table-cell table:style-name="ce21"/>
          <table:table-cell table:style-name="ce12" table:content-validation-name="val2" office:value-type="string">
            <text:p>12: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3:00</text:p>
          </table:table-cell>
          <table:table-cell table:style-name="ce21"/>
          <table:table-cell table:style-name="ce12" table:content-validation-name="val2" office:value-type="string">
            <text:p>13:00</text:p>
          </table:table-cell>
          <table:table-cell table:style-name="ce21"/>
          <table:table-cell table:style-name="ce12" table:content-validation-name="val2" office:value-type="string">
            <text:p>13:00</text:p>
          </table:table-cell>
          <table:table-cell table:style-name="ce21"/>
          <table:table-cell table:style-name="ce12" table:content-validation-name="val2" office:value-type="string">
            <text:p>13:00</text:p>
          </table:table-cell>
          <table:table-cell table:style-name="ce21"/>
          <table:table-cell table:style-name="ce12" table:content-validation-name="val2" office:value-type="string">
            <text:p>13:00</text:p>
          </table:table-cell>
          <table:table-cell table:style-name="ce21"/>
          <table:table-cell table:style-name="ce12" table:content-validation-name="val2" office:value-type="string">
            <text:p>13: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4:00</text:p>
          </table:table-cell>
          <table:table-cell table:style-name="ce21"/>
          <table:table-cell table:style-name="ce12" table:content-validation-name="val2" office:value-type="string">
            <text:p>14:00</text:p>
          </table:table-cell>
          <table:table-cell table:style-name="ce21"/>
          <table:table-cell table:style-name="ce12" table:content-validation-name="val2" office:value-type="string">
            <text:p>14:00</text:p>
          </table:table-cell>
          <table:table-cell table:style-name="ce21"/>
          <table:table-cell table:style-name="ce12" table:content-validation-name="val2" office:value-type="string">
            <text:p>14:00</text:p>
          </table:table-cell>
          <table:table-cell table:style-name="ce21"/>
          <table:table-cell table:style-name="ce12" table:content-validation-name="val2" office:value-type="string">
            <text:p>14:00</text:p>
          </table:table-cell>
          <table:table-cell table:style-name="ce21"/>
          <table:table-cell table:style-name="ce12" table:content-validation-name="val2" office:value-type="string">
            <text:p>14: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5:00</text:p>
          </table:table-cell>
          <table:table-cell table:style-name="ce21"/>
          <table:table-cell table:style-name="ce12" table:content-validation-name="val2" office:value-type="string">
            <text:p>15:00</text:p>
          </table:table-cell>
          <table:table-cell table:style-name="ce21"/>
          <table:table-cell table:style-name="ce12" table:content-validation-name="val2" office:value-type="string">
            <text:p>15:00</text:p>
          </table:table-cell>
          <table:table-cell table:style-name="ce21"/>
          <table:table-cell table:style-name="ce12" table:content-validation-name="val2" office:value-type="string">
            <text:p>15:00</text:p>
          </table:table-cell>
          <table:table-cell table:style-name="ce21"/>
          <table:table-cell table:style-name="ce12" table:content-validation-name="val2" office:value-type="string">
            <text:p>15:00</text:p>
          </table:table-cell>
          <table:table-cell table:style-name="ce21"/>
          <table:table-cell table:style-name="ce12" table:content-validation-name="val2" office:value-type="string">
            <text:p>15: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6:00</text:p>
          </table:table-cell>
          <table:table-cell table:style-name="ce21"/>
          <table:table-cell table:style-name="ce12" table:content-validation-name="val2" office:value-type="string">
            <text:p>16:00</text:p>
          </table:table-cell>
          <table:table-cell table:style-name="ce21"/>
          <table:table-cell table:style-name="ce12" table:content-validation-name="val2" office:value-type="string">
            <text:p>16:00</text:p>
          </table:table-cell>
          <table:table-cell table:style-name="ce21"/>
          <table:table-cell table:style-name="ce12" table:content-validation-name="val2" office:value-type="string">
            <text:p>16:00</text:p>
          </table:table-cell>
          <table:table-cell table:style-name="ce21"/>
          <table:table-cell table:style-name="ce12" table:content-validation-name="val2" office:value-type="string">
            <text:p>16:00</text:p>
          </table:table-cell>
          <table:table-cell table:style-name="ce21"/>
          <table:table-cell table:style-name="ce12" table:content-validation-name="val2" office:value-type="string">
            <text:p>16: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7:00</text:p>
          </table:table-cell>
          <table:table-cell table:style-name="ce21"/>
          <table:table-cell table:style-name="ce12" table:content-validation-name="val2" office:value-type="string">
            <text:p>17:00</text:p>
          </table:table-cell>
          <table:table-cell table:style-name="ce21"/>
          <table:table-cell table:style-name="ce12" table:content-validation-name="val2" office:value-type="string">
            <text:p>17:00</text:p>
          </table:table-cell>
          <table:table-cell table:style-name="ce21"/>
          <table:table-cell table:style-name="ce12" table:content-validation-name="val2" office:value-type="string">
            <text:p>17:00</text:p>
          </table:table-cell>
          <table:table-cell table:style-name="ce21"/>
          <table:table-cell table:style-name="ce12" table:content-validation-name="val2" office:value-type="string">
            <text:p>17:00</text:p>
          </table:table-cell>
          <table:table-cell table:style-name="ce21"/>
          <table:table-cell table:style-name="ce12" table:content-validation-name="val2" office:value-type="string">
            <text:p>17: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8:00</text:p>
          </table:table-cell>
          <table:table-cell table:style-name="ce21"/>
          <table:table-cell table:style-name="ce12" table:content-validation-name="val2" office:value-type="string">
            <text:p>18:00</text:p>
          </table:table-cell>
          <table:table-cell table:style-name="ce21"/>
          <table:table-cell table:style-name="ce12" table:content-validation-name="val2" office:value-type="string">
            <text:p>18:00</text:p>
          </table:table-cell>
          <table:table-cell table:style-name="ce21"/>
          <table:table-cell table:style-name="ce12" table:content-validation-name="val2" office:value-type="string">
            <text:p>18:00</text:p>
          </table:table-cell>
          <table:table-cell table:style-name="ce21"/>
          <table:table-cell table:style-name="ce12" table:content-validation-name="val2" office:value-type="string">
            <text:p>18:00</text:p>
          </table:table-cell>
          <table:table-cell table:style-name="ce21"/>
          <table:table-cell table:style-name="ce12" table:content-validation-name="val2" office:value-type="string">
            <text:p>18: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19:00</text:p>
          </table:table-cell>
          <table:table-cell table:style-name="ce21"/>
          <table:table-cell table:style-name="ce12" table:content-validation-name="val2" office:value-type="string">
            <text:p>19:00</text:p>
          </table:table-cell>
          <table:table-cell table:style-name="ce21"/>
          <table:table-cell table:style-name="ce12" table:content-validation-name="val2" office:value-type="string">
            <text:p>19:00</text:p>
          </table:table-cell>
          <table:table-cell table:style-name="ce21"/>
          <table:table-cell table:style-name="ce12" table:content-validation-name="val2" office:value-type="string">
            <text:p>19:00</text:p>
          </table:table-cell>
          <table:table-cell table:style-name="ce21"/>
          <table:table-cell table:style-name="ce12" table:content-validation-name="val2" office:value-type="string">
            <text:p>19:00</text:p>
          </table:table-cell>
          <table:table-cell table:style-name="ce21"/>
          <table:table-cell table:style-name="ce12" table:content-validation-name="val2" office:value-type="string">
            <text:p>19: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2" table:content-validation-name="val2" office:value-type="string">
            <text:p>20:00</text:p>
          </table:table-cell>
          <table:table-cell table:style-name="ce21"/>
          <table:table-cell table:style-name="ce12" table:content-validation-name="val2" office:value-type="string">
            <text:p>20:00</text:p>
          </table:table-cell>
          <table:table-cell table:style-name="ce21"/>
          <table:table-cell table:style-name="ce12" table:content-validation-name="val2" office:value-type="string">
            <text:p>20:00</text:p>
          </table:table-cell>
          <table:table-cell table:style-name="ce21"/>
          <table:table-cell table:style-name="ce12" table:content-validation-name="val2" office:value-type="string">
            <text:p>20:00</text:p>
          </table:table-cell>
          <table:table-cell table:style-name="ce21"/>
          <table:table-cell table:style-name="ce12" table:content-validation-name="val2" office:value-type="string">
            <text:p>20:00</text:p>
          </table:table-cell>
          <table:table-cell table:style-name="ce21"/>
          <table:table-cell table:style-name="ce12" table:content-validation-name="val2" office:value-type="string">
            <text:p>20:00</text:p>
          </table:table-cell>
          <table:table-cell table:style-name="ce21"/>
          <table:table-cell table:number-columns-repeated="243"/>
        </table:table-row>
        <table:table-row table:style-name="ro4">
          <table:table-cell/>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style-name="ce12" table:content-validation-name="val2"/>
          <table:table-cell table:style-name="ce21"/>
          <table:table-cell table:number-columns-repeated="243"/>
        </table:table-row>
        <table:table-row table:style-name="ro4">
          <table:table-cell/>
          <table:table-cell table:style-name="ce13" table:content-validation-name="val2" office:value-type="string">
            <text:p>21:00</text:p>
          </table:table-cell>
          <table:table-cell table:style-name="ce22"/>
          <table:table-cell table:style-name="ce13" table:content-validation-name="val2" office:value-type="string">
            <text:p>21:00</text:p>
          </table:table-cell>
          <table:table-cell table:style-name="ce22"/>
          <table:table-cell table:style-name="ce13" table:content-validation-name="val2" office:value-type="string">
            <text:p>21:00</text:p>
          </table:table-cell>
          <table:table-cell table:style-name="ce22"/>
          <table:table-cell table:style-name="ce13" table:content-validation-name="val2" office:value-type="string">
            <text:p>21:00</text:p>
          </table:table-cell>
          <table:table-cell table:style-name="ce22"/>
          <table:table-cell table:style-name="ce13" table:content-validation-name="val2" office:value-type="string">
            <text:p>21:00</text:p>
          </table:table-cell>
          <table:table-cell table:style-name="ce22"/>
          <table:table-cell table:style-name="ce13" table:content-validation-name="val2" office:value-type="string">
            <text:p>21:00</text:p>
          </table:table-cell>
          <table:table-cell table:style-name="ce22"/>
          <table:table-cell table:number-columns-repeated="243"/>
        </table:table-row>
        <table:table-row table:style-name="ro4">
          <table:table-cell/>
          <table:table-cell table:style-name="ce14" table:number-columns-repeated="7"/>
          <table:table-cell table:style-name="ce30" table:number-columns-repeated="5"/>
          <table:table-cell table:number-columns-repeated="243"/>
        </table:table-row>
        <table:table-row table:style-name="ro4">
          <table:table-cell/>
          <table:table-cell table:style-name="ce15" office:value-type="string">
            <text:p>Notes:</text:p>
          </table:table-cell>
          <table:table-cell table:style-name="ce14"/>
          <table:table-cell table:number-columns-repeated="5"/>
          <table:table-cell table:style-name="Default"/>
          <table:table-cell table:style-name="ce10" table:formula="oooc:=[.L5]+1" office:value-type="date" office:date-value="2005-12-04">
            <text:p>4</text:p>
          </table:table-cell>
          <table:table-cell table:style-name="ce19" table:formula="oooc:=PROPER(TEXT([.J37];&quot; JJJJ &quot;))" office:value-type="string" office:string-value="Jjjj ">
            <text:p>Jjjj </text:p>
          </table:table-cell>
          <table:table-cell table:style-name="ce37"/>
          <table:table-cell table:style-name="ce41"/>
          <table:table-cell table:number-columns-repeated="243"/>
        </table:table-row>
        <table:table-row table:style-name="ro4">
          <table:table-cell/>
          <table:table-cell table:style-name="ce14" table:number-columns-repeated="2"/>
          <table:table-cell table:number-columns-repeated="5"/>
          <table:table-cell table:style-name="Default"/>
          <table:table-cell table:style-name="ce11" table:formula="oooc:=TEXT([.J37];&quot; MMM&quot;)" office:value-type="string" office:string-value="XII.">
            <text:p>XII.</text:p>
          </table:table-cell>
          <table:table-cell table:style-name="ce20" table:formula="oooc:=CONCATENATE(IF([.J37]=&quot;&quot;;&quot;&quot;;IF([.J37]=DATE(YEAR([.J37]);1;1);&quot;Jour de l'an&quot;;IF([.J37]=EASTERSUNDAY(YEAR([.J37]));&quot;Pâques&quot;;IF([.J37]=EASTERSUNDAY(YEAR([.J37]))+1;&quot;Lundi de Pâques&quot;;IF([.J37]=DATE(YEAR([.J37]);5;1);&quot;Fête du travail&quot;;IF([.J37]=DATE(YEAR([.J37]);5;8);&quot;Victoire 1945&quot;;IF([.J37]=EASTERSUNDAY(YEAR([.J37]))+39;&quot;Ascension&quot;;IF([.J37]=EASTERSUNDAY(YEAR([.J37]))+49;&quot;Pentecôte&quot;;IF([.J37]=EASTERSUNDAY(YEAR([.J37]))+50;&quot;Lundi de Pentecôte&quot;;IF([.J37]=DATE(YEAR([.J37]);7;14);&quot;Fête nationale&quot;;IF([.J37]=DATE(YEAR([.J37]);8;15);&quot;Assomption&quot;;IF([.J37]=DATE(YEAR([.J37]);11;1);&quot;Toussaint&quot;;IF([.J37]=DATE(YEAR([.J37]);11;11);&quot;Armistice 1918&quot;;IF([.J37]=DATE(YEAR([.J37]);12;25);&quot;Noël&quot;;&quot;&quot;)))))))))))))); IF((MONTH([.J37])=3)AND(WEEKDAY([.J37])=1)AND(DAY([.J37])&gt;=25);&quot;  * +1h&quot;;IF((MONTH([.J37])=10)AND(WEEKDAY([.J37])=1)AND(DAY([.J37])&gt;=25);&quot;  * -1h&quot;;&quot;&quot;)))">
            <text:p/>
          </table:table-cell>
          <table:table-cell table:style-name="ce31"/>
          <table:table-cell table:style-name="ce21"/>
          <table:table-cell table:number-columns-repeated="243"/>
        </table:table-row>
        <table:table-row table:style-name="ro4" table:number-rows-repeated="2">
          <table:table-cell/>
          <table:table-cell table:style-name="ce14" table:number-columns-repeated="2"/>
          <table:table-cell table:number-columns-repeated="5"/>
          <table:table-cell table:style-name="Default"/>
          <table:table-cell table:style-name="ce31"/>
          <table:table-cell table:style-name="ce14"/>
          <table:table-cell table:style-name="ce38"/>
          <table:table-cell table:style-name="ce21"/>
          <table:table-cell table:number-columns-repeated="243"/>
        </table:table-row>
        <table:table-row table:style-name="ro4" table:number-rows-repeated="3">
          <table:table-cell/>
          <table:table-cell table:style-name="ce14"/>
          <table:table-cell table:number-columns-repeated="6"/>
          <table:table-cell table:style-name="Default"/>
          <table:table-cell table:style-name="ce31"/>
          <table:table-cell table:style-name="ce14"/>
          <table:table-cell table:style-name="ce38"/>
          <table:table-cell table:style-name="ce21"/>
          <table:table-cell table:number-columns-repeated="243"/>
        </table:table-row>
        <table:table-row table:style-name="ro4">
          <table:table-cell/>
          <table:table-cell table:style-name="ce14"/>
          <table:table-cell table:number-columns-repeated="6"/>
          <table:table-cell table:style-name="Default"/>
          <table:table-cell table:style-name="ce32"/>
          <table:table-cell table:style-name="ce34" table:number-columns-repeated="2"/>
          <table:table-cell table:style-name="ce22"/>
          <table:table-cell table:number-columns-repeated="243"/>
        </table:table-row>
        <table:table-row table:style-name="ro4" table:number-rows-repeated="25551">
          <table:table-cell table:number-columns-repeated="256"/>
        </table:table-row>
        <table:table-row table:style-name="ro5" table:number-rows-repeated="667">
          <table:table-cell table:style-name="Default" table:number-columns-repeated="256"/>
        </table:table-row>
        <table:table-row table:style-name="ro4" table:number-rows-repeated="933">
          <table:table-cell table:style-name="Default" table:number-columns-repeated="256"/>
        </table:table-row>
        <table:table-row table:style-name="ro5" table:number-rows-repeated="1363">
          <table:table-cell table:style-name="Default" table:number-columns-repeated="256"/>
        </table:table-row>
        <table:table-row table:style-name="ro4" table:number-rows-repeated="932">
          <table:table-cell table:style-name="Default" table:number-columns-repeated="256"/>
        </table:table-row>
        <table:table-row table:style-name="ro4">
          <table:table-cell table:style-name="Default" table:number-columns-repeated="256"/>
        </table:table-row>
      </table:table>
      <table:table table:name="Aide" table:style-name="ta1" table:print="false">
        <table:table-column table:style-name="co8" table:default-cell-style-name="ce44"/>
        <table:table-column table:style-name="co9" table:default-cell-style-name="ce44"/>
        <table:table-column table:style-name="co6" table:number-columns-repeated="254" table:default-cell-style-name="ce44"/>
        <table:table-row table:style-name="ro6">
          <table:table-cell table:style-name="ce43" table:number-columns-repeated="256"/>
        </table:table-row>
        <table:table-row table:style-name="ro7">
          <table:table-cell table:style-name="ce43"/>
          <table:table-cell table:style-name="ce46" office:value-type="string">
            <text:p><text:s/>Aide</text:p>
          </table:table-cell>
          <table:table-cell table:style-name="ce43" table:number-columns-repeated="254"/>
        </table:table-row>
        <table:table-row table:style-name="ro8">
          <table:table-cell table:style-name="ce43"/>
          <table:table-cell table:style-name="ce47" office:value-type="string">
            <text:p>Fonctionne sur OpenOffice 1.1 et 2.0</text:p>
          </table:table-cell>
          <table:table-cell table:style-name="ce43" table:number-columns-repeated="254"/>
        </table:table-row>
        <table:table-row table:style-name="ro9">
          <table:table-cell table:style-name="ce43"/>
          <table:table-cell table:style-name="ce48" office:value-type="string">
            <text:p>Saisissez la date à inclure dans votre 1 ère semaine.</text:p>
          </table:table-cell>
          <table:table-cell table:style-name="ce43" table:number-columns-repeated="254"/>
        </table:table-row>
        <table:table-row table:style-name="ro9">
          <table:table-cell table:style-name="ce43"/>
          <table:table-cell table:style-name="ce48" office:value-type="string">
            <text:p>Configurer votre tableau de semaine.</text:p>
          </table:table-cell>
          <table:table-cell table:style-name="ce43" table:number-columns-repeated="254"/>
        </table:table-row>
        <table:table-row table:style-name="ro9">
          <table:table-cell table:style-name="ce43"/>
          <table:table-cell table:style-name="ce48" office:value-type="string">
            <text:p>Cliquez sur Ajouter des semaines et définissez le nombre de semaines dont vous avez besoin.</text:p>
          </table:table-cell>
          <table:table-cell table:style-name="ce43" table:number-columns-repeated="254"/>
        </table:table-row>
        <table:table-row table:style-name="ro10">
          <table:table-cell table:style-name="ce43"/>
          <table:table-cell table:style-name="ce48" office:value-type="string">
            <text:p>Cliquez sur le bouton réintialiser pour effacer les semaines ajoutées et avant de reconfigurer la date initiale.</text:p>
          </table:table-cell>
          <table:table-cell table:style-name="ce43" table:number-columns-repeated="254"/>
        </table:table-row>
        <table:table-row table:style-name="ro11">
          <table:table-cell table:style-name="ce43"/>
          <table:table-cell table:style-name="ce48" office:value-type="string">
            <text:p>Si vous effacez la dernière semaine manuellement modifiez aussi la référence de l'adresse du dernier lundi en L3 et vérifiez la zone d'impression.</text:p>
          </table:table-cell>
          <table:table-cell table:style-name="ce43" table:number-columns-repeated="254"/>
        </table:table-row>
        <table:table-row table:style-name="ro9">
          <table:table-cell table:style-name="ce43"/>
          <table:table-cell table:style-name="ce48" office:value-type="string">
            <text:p>Vous pouvez effacer les semaines en amont et en ajouter de nouvelles au fur et à mesure.</text:p>
          </table:table-cell>
          <table:table-cell table:style-name="ce43" table:number-columns-repeated="254"/>
        </table:table-row>
        <table:table-row table:style-name="ro9">
          <table:table-cell table:style-name="ce43"/>
          <table:table-cell table:style-name="ce48" office:value-type="string">
            <text:p>La ligne 3 contient des données et des calculs, vous pouvez la masquer.</text:p>
          </table:table-cell>
          <table:table-cell table:style-name="ce43" table:number-columns-repeated="254"/>
        </table:table-row>
        <table:table-row table:style-name="ro9">
          <table:table-cell table:style-name="ce43"/>
          <table:table-cell table:style-name="ce48" office:value-type="string">
            <text:p>L'ensemble des couleurs est aisement modifiable dans les styles CellCouleur1/2.</text:p>
          </table:table-cell>
          <table:table-cell table:style-name="ce43" table:number-columns-repeated="254"/>
        </table:table-row>
        <table:table-row table:style-name="ro10">
          <table:table-cell table:style-name="ce43"/>
          <table:table-cell table:style-name="ce46" office:value-type="string">
            <text:p>Remerciements</text:p>
          </table:table-cell>
          <table:table-cell table:style-name="ce43" table:number-columns-repeated="254"/>
        </table:table-row>
        <table:table-row table:style-name="ro10">
          <table:table-cell table:style-name="ce43"/>
          <table:table-cell table:style-name="ce49" office:value-type="string">
            <text:p>Thomas Rohmer pour son document Calendrier perpétuel dont j'ai récupéré certaines formules</text:p>
          </table:table-cell>
          <table:table-cell table:style-name="ce43" table:number-columns-repeated="254"/>
        </table:table-row>
        <table:table-row table:style-name="ro10">
          <table:table-cell/>
          <table:table-cell table:style-name="ce50" office:value-type="string">
            <text:p>A l'ensemble des gens qui oeuvrent pour le projet OpenOffice France</text:p>
          </table:table-cell>
          <table:table-cell table:number-columns-repeated="254"/>
        </table:table-row>
        <table:table-row table:style-name="ro6">
          <table:table-cell/>
          <table:table-cell table:style-name="ce50"/>
          <table:table-cell table:number-columns-repeated="254"/>
        </table:table-row>
        <table:table-row table:style-name="ro7">
          <table:table-cell/>
          <table:table-cell table:style-name="ce51" office:value-type="string">
            <text:p>Licence</text:p>
          </table:table-cell>
          <table:table-cell table:number-columns-repeated="254"/>
        </table:table-row>
        <table:table-row table:style-name="ro12">
          <table:table-cell/>
          <table:table-cell table:style-name="ce52" office:value-type="string">
            <text:p><text:span text:style-name="T1">Appendix</text:span><text:span text:style-name="T2"> </text:span></text:p>
          </table:table-cell>
          <table:table-cell table:number-columns-repeated="254"/>
        </table:table-row>
        <table:table-row table:style-name="ro7">
          <table:table-cell/>
          <table:table-cell table:style-name="ce53" office:value-type="string">
            <text:p>Public Documentation License Notice </text:p>
          </table:table-cell>
          <table:table-cell table:number-columns-repeated="254"/>
        </table:table-row>
        <table:table-row table:style-name="ro13">
          <table:table-cell table:style-name="ce45"/>
          <table:table-cell table:style-name="ce54" office:value-type="string">
            <text:p><text:span text:style-name="T3">The contents of this Documentation are subject to the Public Documentation License Version 1.0 (the "License"); you may only use this Documentation if you comply with the terms of this License. A copy of the License is available at </text:span><text:span text:style-name="T4">http://www.openoffice.org/licenses/PDL.html</text:span><text:span text:style-name="T3">. </text:span></text:p>
          </table:table-cell>
          <table:table-cell table:number-columns-repeated="254"/>
        </table:table-row>
        <table:table-row table:style-name="ro14">
          <table:table-cell table:style-name="ce45"/>
          <table:table-cell table:style-name="ce55" office:value-type="string">
            <text:p><text:span text:style-name="T2">The Original Documentation is </text:span><text:span text:style-name="T5">Agenda_semaine.sxc</text:span><text:span text:style-name="T2">. The Initial Writer of the Original Documentation is M.Trémelet Jean-Luc <text:s/>Copyright (C) 2002</text:span><text:span text:style-name="T6">.</text:span><text:span text:style-name="T2"> All Rights Reserved. <text:s/>(Initial Writer contact(s):</text:span><text:span text:style-name="T2"><text:a xlink:href="#o.jovial@free.fr">o.jovial@free.fr</text:a></text:span><text:span text:style-name="T2">).</text:span></text:p>
          </table:table-cell>
          <table:table-cell table:number-columns-repeated="254"/>
        </table:table-row>
        <table:table-row table:style-name="ro7">
          <table:table-cell table:style-name="ce45"/>
          <table:table-cell table:style-name="ce56" office:value-type="string">
            <text:p>Contributor(s): </text:p>
          </table:table-cell>
          <table:table-cell table:number-columns-repeated="254"/>
        </table:table-row>
        <table:table-row table:style-name="ro14">
          <table:table-cell table:style-name="ce45"/>
          <table:table-cell table:style-name="ce55" office:value-type="string">
            <text:p><text:span text:style-name="T2">Portions created by </text:span><text:span text:style-name="T7">Thomas Rohmer : calendrier_perpetuel_annuel.sxc</text:span><text:span text:style-name="T2"> are Copyright (C) 2005. All Rights Reserved. <text:s text:c="2"/>(Contributor contact(s):________________</text:span><text:span text:style-name="T6">[Insert hyperlink/alias]</text:span><text:span text:style-name="T2">).</text:span></text:p>
          </table:table-cell>
          <table:table-cell table:number-columns-repeated="254"/>
        </table:table-row>
        <table:table-row table:style-name="ro15">
          <table:table-cell table:style-name="ce45"/>
          <table:table-cell table:style-name="ce57" office:value-type="string">
            <text:p><text:span text:style-name="T8">NOTE: The text of this </text:span><text:span text:style-name="T9">Appendix</text:span><text:span text:style-name="T8"> may differ slightly from the text of the notices in the files of the Original Documentation. You should use the text of this </text:span><text:span text:style-name="T9">Appendix</text:span><text:span text:style-name="T8"> rather than the text found in the Original Documentation for Your Modifications.</text:span></text:p>
          </table:table-cell>
          <table:table-cell table:number-columns-repeated="254"/>
        </table:table-row>
        <table:table-row table:style-name="ro7" table:number-rows-repeated="2">
          <table:table-cell table:style-name="ce45" table:number-columns-repeated="2"/>
          <table:table-cell table:number-columns-repeated="254"/>
        </table:table-row>
        <table:table-row table:style-name="ro7" table:number-rows-repeated="31976">
          <table:table-cell table:number-columns-repeated="256"/>
        </table:table-row>
        <table:table-row table:style-name="ro16" table:number-rows-repeated="33534">
          <table:table-cell table:number-columns-repeated="256"/>
        </table:table-row>
        <table:table-row table:style-name="ro16">
          <table:table-cell table:number-columns-repeated="256"/>
        </table:table-row>
      </table:table>
      <table:named-expressions>
        <table:named-range table:name="BlocSemaine" table:base-cell-address="$Agenda.$I$47" table:cell-range-address="$Agenda.$B$4:.$M$44"/>
        <table:named-range table:name="Ref_DernierLundi" table:base-cell-address="$Agenda.$L$3" table:cell-range-address="$Agenda.$L$3"/>
        <table:named-range table:name="Lundi1er" table:base-cell-address="$Agenda.$B$5" table:cell-range-address="$Agenda.$B$5"/>
        <table:named-range table:name="FinSemaine1" table:base-cell-address="$Agenda.$A$44" table:cell-range-address="$Agenda.$A$44"/>
        <table:named-range table:name="RefCouleur" table:base-cell-address="$Agenda.$L$2" table:cell-range-address="$Agenda.$M$2"/>
        <table:named-range table:name="DateIncluse" table:base-cell-address="$Agenda.$E$3" table:cell-range-address="$Agenda.$E$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Tahoma" style:language-asian="en" style:country-asian="US" style:font-name-complex="Tahoma"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date-style style:name="N108">
      <number:day/>
    </number:date-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date-style style:name="N110">
      <number:day number:style="long"/>
    </number:date-style>
    <number:date-style style:name="N111">
      <number:month number:style="long" number:textual="true"/>
      <number:text> </number:text>
      <number:year/>
    </number:date-style>
    <number:date-style style:name="N112">
      <number:month number:style="long" number:textual="true"/>
      <number:text> </number:text>
      <number:year number:style="long"/>
    </number:date-style>
    <number:number-style style:name="N113">
      <number:number number:decimal-places="0" number:min-integer-digits="2"/>
    </number:number-style>
    <number:number-style style:name="N114">
      <number:text>:</number:text>
      <number:number number:decimal-places="0" number:min-integer-digits="2"/>
    </number:number-style>
    <number:date-style style:name="N115">
      <number:day-of-week/>
      <number:text> </number:text>
      <number:day/>
      <number:text> </number:text>
      <number:month number:style="long" number:textual="true"/>
      <number:text> </number:text>
    </number:date-style>
    <number:date-style style:name="N116">
      <number:day-of-week number:style="long"/>
      <number:text> </number:text>
      <number:day/>
      <number:text> </number:text>
      <number:month number:style="long" number:textual="true"/>
    </number:date-style>
    <number:date-style style:name="N117">
      <number:day number:style="long"/>
      <number:text>/</number:text>
      <number:month number:style="long"/>
    </number:date-style>
    <number:date-style style:name="N118">
      <number:day/>
      <number:text> </number:text>
      <number:month number:textual="true"/>
    </number:date-style>
    <number:date-style style:name="N119">
      <number:day/>
      <number:text> </number:text>
      <number:month number:style="long" number:textual="true"/>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CellCouleur1" style:family="table-cell" style:parent-style-name="Default">
      <style:table-cell-properties fo:background-color="#ccccff"/>
    </style:style>
    <style:style style:name="CellCouleur2" style:family="table-cell" style:parent-style-name="Default">
      <style:table-cell-properties fo:background-color="#e6e6ff"/>
    </style:style>
    <style:style style:name="EnteteCouleur" style:family="table-cell" style:parent-style-name="Default">
      <style:text-properties fo:color="#4700b8"/>
    </style:style>
  </office:styles>
  <office:automatic-styles>
    <style:page-layout style:name="pm1">
      <style:page-layout-properties fo:page-width="29.7cm" fo:page-height="21.001cm" style:num-format="1" style:print-orientation="landscape" fo:margin-top="1cm" fo:margin-bottom="1cm" fo:margin-left="1cm" fo:margin-right="1.499cm" style:writing-mode="lr-tb"/>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font-size="8pt"/>
    </style:style>
  </office:automatic-styles>
  <office:master-styles>
    <style:master-page style:name="Default" style:page-layout-name="pm1">
      <style:header style:display="false">
        <text:p><text:sheet-name>???</text:sheet-name></text:p>
      </style:header>
      <style:header-left style:display="false"/>
      <style:footer>
        <style:region-left>
          <text:p><text:span text:style-name="T1">Réalisé sous OpenOffice.org</text:span></text:p>
        </style:region-left>
        <style:region-center>
          <text:p><text:span text:style-name="T1">http://fr.openoffice.org/Documentation/Index.html</text:span></text:p>
        </style:region-center>
        <style:region-right>
          <text:p><text:span text:style-name="T1">Licence libre: http://www.openoffice.org/licenses/PDL.html</text:span></text:p>
        </style:region-right>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12">2006.12.12</text:date>, <text:time>14:50: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Trémelet jean-luc</meta:initial-creator>
    <meta:creation-date>2005-12-12T15:16:32</meta:creation-date>
    <dc:creator>Trémelet jean-luc</dc:creator>
    <dc:date>2006-01-13T11:33:08</dc:date>
    <dc:language>fr-FR</dc:language>
    <meta:editing-cycles>125</meta:editing-cycles>
    <meta:editing-duration>P1DT7H5M26S</meta:editing-duration>
    <meta:user-defined meta:name="Info 1"/>
    <meta:user-defined meta:name="Info 2"/>
    <meta:user-defined meta:name="Info 3"/>
    <meta:user-defined meta:name="Info 4"/>
    <meta:document-statistic meta:table-count="2" meta:cell-count="154" meta:object-count="4"/>
  </office:meta>
</office:document-meta>
</file>

<file path=Basic/Standard/Module1.xml><?xml version="1.0" encoding="utf-8"?>
<!DOCTYPE module  PUBLIC '-//OpenOffice.org//DTD OfficeDocument 1.0//EN'  'module.dtd'>
<script:module xmlns:script="http://openoffice.org/2000/script" script:name="Module1" script:language="StarBasic">REM  *****  BASIC  ***

Sub AjouterSemaines
	dim RefCellDernierLundi as string
	Dim TextInputBox as String, NbrMaxiAjout as Long, NbreSem as Long
	MonDoc = ThisComponent 'Sélectionne le document en cours
	MaFeuille = MonDoc.CurrentController.ActiveSheet 'Attribue la feuille en cours à la variable
	RefCellDernierLundi=MaFeuille.getcellRangebyName("Ref_DernierLundi").String
	DateDernierLundi = MaFeuille.getcellRangebyName(RefCellDernierLundi).value
	if DateDernierLundi = 0 then 
		MsgBox "Veuillez redéfinir la référence de l'adresse du dernier lundi",16,"Erreur"
		exit sub
	End if	
	TextInputBox=" Entrez le nombre de semaines à ajouter"
	NbrMaxiAjout = 60 
	NbreSem = InputBox(TextInputBox , "Ajouter des semaines",4,)
	
	Select Case NbreSem 'Dans le cas où nombre de ligne ajoutée :
		Case 0 ' si = 0  ou si on a annulé dans la boite  Inputbox
			Exit Sub 'on ferme cette Sub	
		Case &lt; 1
			Msgbox  "Voyez plutôt la chose de manière positive"
		Case &gt; NbrMaxiAjout 
			Msgbox  "Je n'insère pas plus de " &amp; NbrMaxiAjout &amp; " semaines"
			exit sub
	End Select 
	
	
  	Zsemaine = MaFeuille.getcellRangebyName("BlocSemaine")'zone nomée à recopier
    NbLignZsemaine = Zsemaine.Rows.Count' Nbr de ligne de la zone bloc semaine
    'Print DateDernierLundi, IsNumeric(DateDernierLundi)
    for i = 1 to NbreSem
	    RefCellDernierLundi=MaFeuille.getcellRangebyName("Ref_DernierLundi").String
	    DateDernierLundi = MaFeuille.getcellRangebyName(RefCellDernierLundi).value
	    'on récupère le N°de la dernière ligne
	    oCurseur = MaFeuille.createCursor
	    oCurseur.GotoEndOfUsedArea(True)
	    NumDerligne = oCurseur.getRangeAddress.EndRow
		LigneCibleRecopie = MaFeuille.rows(NumDerligne+1)
	   	'On insère un saut page
	   	LigneCibleRecopie.isStartOfNewPage = True 
	   	'adresse cellule du nouveau Lundi
		AdressseCell="B" &amp; NumDerligne +2
		CellCibleRecopie = MaFeuille.getCellRangeByName(AdressseCell) 
		MaFeuille.CopyRange(CellCibleRecopie.CellAddress,Zsemaine.RangeAddress)
		dim NumLignDernierLundi as long
		NumLignDernierLundi = Right(RefCellDernierLundi,len(RefCellDernierLundi)-1)
		RefCellDernierLundi = "B" &amp; NumLignDernierLundi + NbLignZsemaine
		'on consigne l'adresse du dernier lundi
		MaFeuille.getcellRangebyName("Ref_DernierLundi").String = RefCellDernierLundi
		'on indexe la date du  Lundi inséré
		MaFeuille.getCellRangeByName(RefCellDernierLundi).value = DateDernierLundi + 7
	Next i
	' On actualise la zone d'impression
	Dim Props() As New com.sun.star.beans.PropertyValue 
	Dim adrZones(0) As New com.sun.star.table.CellRangeAddress
	
	'on récupère le N°de la dernière ligne
	oCurseur = MaFeuille.createCursor
	oCurseur.GotoEndOfUsedArea(True)
	NumDerligne = oCurseur.getRangeAddress.EndRow

	'on redéfini la zone d'impression
	ZoneImprim = maFeuille.getCellRangeByPosition(1,4,12,NumDerligne)
	adrZones(0) = ZoneImprim.RangeAddress
	maFeuille.PrintAreas = adrZones()

End Sub

Sub Reinitialiser

	MonDoc = ThisComponent 'Sélectionne le document en cours
	MaFeuille = MonDoc.CurrentController.ActiveSheet 'Attribue la feuille en cours à la variable
	Finsemaine1 =MaFeuille.getcellRangebyName("FinSemaine1")
	Lundi1er = MaFeuille.getcellRangebyName("Lundi1er")
	Debut = Finsemaine1.RangeAddress.EndRow +1
	'on récupère le N°de la dernière ligne
	oCurseur = MaFeuille.createCursor
	oCurseur.GotoEndOfUsedArea(True)
	NumDerligne = oCurseur.getRangeAddress.EndRow 
	if NumDerligne - Debut &lt; 1 then exit sub : beep
	if Msgbox(" Effacer toutes les semaines ajoutées?",1,"Réinitialiser") = 2 then exit sub
	MaFeuille.rows.RemoveByIndex(Debut,NumDerligne - Debut+1)
	MaFeuille.getcellRangebyName("Ref_DernierLundi").String = "B5"
End sub
Sub ReportDate(evnt as object)
DateChoix =  evnt.source.date
DateSerie = DateSerial(CInt(Left(DateChoix, 4)),CInt(Mid(DateChoix, 5, 2)),CInt(Right(DateChoix, 2))
MaFeuille = ThisComponent.CurrentController.ActiveSheet
MaFeuille.getcellRangebyName("DateIncluse").value= DateSeri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